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69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1.9354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7866in"/>
    </style:style>
    <style:style style:name="co9" style:family="table-column">
      <style:table-column-properties fo:break-before="auto" style:column-width="5.3008in"/>
    </style:style>
    <style:style style:name="co10" style:family="table-column">
      <style:table-column-properties fo:break-before="auto" style:column-width="3.5591in"/>
    </style:style>
    <style:style style:name="co11" style:family="table-column">
      <style:table-column-properties fo:break-before="auto" style:column-width="5.3902in"/>
    </style:style>
    <style:style style:name="co12" style:family="table-column">
      <style:table-column-properties fo:break-before="auto" style:column-width="2.65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0425in"/>
    </style:style>
    <style:style style:name="co15" style:family="table-column">
      <style:table-column-properties fo:break-before="auto" style:column-width="2.7398in"/>
    </style:style>
    <style:style style:name="co16" style:family="table-column">
      <style:table-column-properties fo:break-before="auto" style:column-width="1.7571in"/>
    </style:style>
    <style:style style:name="co17" style:family="table-column">
      <style:table-column-properties fo:break-before="auto" style:column-width="1.7417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861in"/>
    </style:style>
    <style:style style:name="co20" style:family="table-column">
      <style:table-column-properties fo:break-before="auto" style:column-width="0.8035in"/>
    </style:style>
    <style:style style:name="co21" style:family="table-column">
      <style:table-column-properties fo:break-before="auto" style:column-width="2.2929in"/>
    </style:style>
    <style:style style:name="co22" style:family="table-column">
      <style:table-column-properties fo:break-before="auto" style:column-width="2.0693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2.1146in"/>
    </style:style>
    <style:style style:name="co25" style:family="table-column">
      <style:table-column-properties fo:break-before="auto" style:column-width="1.6374in"/>
    </style:style>
    <style:style style:name="co26" style:family="table-column">
      <style:table-column-properties fo:break-before="auto" style:column-width="1.4445in"/>
    </style:style>
    <style:style style:name="co27" style:family="table-column">
      <style:table-column-properties fo:break-before="auto" style:column-width="1.7272in"/>
    </style:style>
    <style:style style:name="co28" style:family="table-column">
      <style:table-column-properties fo:break-before="auto" style:column-width="1.9508in"/>
    </style:style>
    <style:style style:name="co29" style:family="table-column">
      <style:table-column-properties fo:break-before="auto" style:column-width="2.3374in"/>
    </style:style>
    <style:style style:name="co30" style:family="table-column">
      <style:table-column-properties fo:break-before="auto" style:column-width="2.3673in"/>
    </style:style>
    <style:style style:name="co31" style:family="table-column">
      <style:table-column-properties fo:break-before="auto" style:column-width="1.8016in"/>
    </style:style>
    <style:style style:name="co32" style:family="table-column">
      <style:table-column-properties fo:break-before="auto" style:column-width="2.3827in"/>
    </style:style>
    <style:style style:name="co33" style:family="table-column">
      <style:table-column-properties fo:break-before="auto" style:column-width="2.9634in"/>
    </style:style>
    <style:style style:name="co34" style:family="table-column">
      <style:table-column-properties fo:break-before="auto" style:column-width="2.799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ro4" style:family="table-row">
      <style:table-row-properties style:row-height="0.4028in" fo:break-before="auto" style:use-optimal-row-height="true"/>
    </style:style>
    <style:style style:name="ro5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23b8dc" fo:border-left="none" fo:border-right="none" fo:border-top="0.99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23b8dc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ackground-color="#23b8dc" fo:border-left="0.99pt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ackground-color="#83caff" fo:border-left="0.99pt solid #000000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3b8dc" fo:border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83caff" fo:border="non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0.99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23b8dc" fo:border-left="none" fo:border-right="0.99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83caff" fo:border-left="none" fo:border-right="0.99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-bottom="none" fo:background-color="#ffcc99" fo:border-left="0.99pt solid #000000" fo:border-right="none" fo:border-top="none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2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99pt dotted #000000" fo:background-color="#ffffcc" style:text-align-source="fix" style:repeat-content="false" fo:border-left="0.99pt dotte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ffff" fo:border-left="0.99pt solid #000000" fo:border-right="none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ffcc99" fo:border-left="none" fo:border-right="none" fo:border-top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99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cc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99pt solid #000000" fo:background-color="#ffcc99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ccffff" fo:border-left="none" fo:border-right="none" fo:border-top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#ffffcc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ccffff" fo:border-left="none" fo:border-right="none" fo:border-top="0.99pt solid #0000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ccffff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ffff" fo:border="none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none" fo:background-color="#ffcc99" fo:border-left="none" fo:border-right="0.99pt solid #000000" fo:border-top="0.99pt solid #000000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none" fo:background-color="#ffcc99" style:text-align-source="fix" style:repeat-content="false" fo:border-left="none" fo:border-right="0.99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ffcc99" fo:border-left="none" fo:border-right="0.99pt solid #000000" fo:border-top="none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99pt solid #000000" fo:background-color="#ffcc99" fo:border-left="none" fo:border-right="0.99pt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 style:data-style-name="N163">
      <style:table-cell-properties fo:background-color="#ccffff" style:diagonal-bl-tr="none" style:diagonal-tl-br="none" fo:border="none" fo:padding="0.028in" style:rotation-align="none"/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0.99pt dotte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0" style:family="table-cell" style:parent-style-name="Default" style:data-style-name="N158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99pt dotted #000000" fo:background-color="#ffffcc" fo:border-left="none" fo:border-right="none" fo:border-top="none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order-bottom="none" fo:background-color="#ffffcc" fo:border-left="none" fo:border-right="0.99pt dotted #000000" fo:border-top="0.99pt dotted #000000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none" fo:border-right="0.99pt dotted #000000" fo:border-top="none"/>
      <style:paragraph-properties fo:text-align="center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ffffcc" fo:border-left="none" fo:border-right="0.99pt dotted #000000" fo:border-top="none"/>
      <style:text-properties fo:font-size="12pt" style:font-size-asian="12pt" style:font-size-complex="12pt"/>
    </style:style>
    <style:style style:name="ce66" style:family="table-cell" style:parent-style-name="Default" style:data-style-name="N158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dotted #000000" fo:background-color="#ffffcc" fo:border-left="none" fo:border-right="0.99pt dotted #000000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none" fo:background-color="#ffffcc" fo:border-left="none" fo:border-right="0.99pt dotted #000000" fo:border-top="0.99pt dotted #000000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77" style:family="table-cell" style:parent-style-name="Default">
      <style:table-cell-properties style:diagonal-bl-tr="none" style:diagonal-tl-br="none" fo:background-color="transparent" fo:border="none" fo:padding="0.028in" style:rotation-align="none"/>
    </style:style>
    <style:style style:name="ce78" style:family="table-cell" style:parent-style-name="Default">
      <style:table-cell-properties fo:border="none"/>
      <style:text-properties fo:font-size="12pt" style:font-size-asian="12pt" style:font-size-complex="12pt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font-size="12pt" style:font-size-asian="12pt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fo:font-size="12pt" style:font-size-asian="12pt" style:font-size-complex="12pt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028in" fo:border-right="0.99pt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ffcc99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fo:background-color="#ccffff" style:diagonal-bl-tr="none" style:diagonal-tl-br="none" fo:border-left="0.99pt solid #000000" fo:padding="0.028in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0.99pt dotted #000000" fo:border-top="0.99pt dotted #000000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2pt" style:font-size-asian="12pt" style:font-size-complex="12pt"/>
    </style:style>
    <style:style style:name="ce9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98" style:family="table-cell" style:parent-style-name="Default" style:data-style-name="N163">
      <style:table-cell-properties style:diagonal-bl-tr="none" style:diagonal-tl-br="none" fo:background-color="transparent" fo:border="none" fo:padding="0.028in" style:rotation-align="none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>
      <style:table-cell-properties fo:border-bottom="none" fo:border-left="none" fo:border-right="none" fo:border-top="0.99pt solid #000000"/>
    </style:style>
    <style:style style:name="ce101" style:family="table-cell" style:parent-style-name="Default">
      <style:table-cell-properties fo:border-bottom="none" fo:border-left="none" fo:border-right="0.99pt solid #000000" fo:border-top="0.99pt solid #000000"/>
    </style:style>
    <style:style style:name="ce102" style:family="table-cell" style:parent-style-name="Default">
      <style:table-cell-properties fo:border-bottom="0.99pt solid #000000" fo:background-color="#ffcc99" style:text-align-source="fix" style:repeat-content="false" fo:border-left="none" fo:border-right="0.99pt solid #000000" fo:border-top="none"/>
      <style:paragraph-properties fo:text-align="end" fo:margin-left="0in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Bremer and Dennis Table 2, 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E. coli B/r</text:p>
          </table:table-cell>
          <table:table-cell table:number-columns-repeated="2"/>
          <table:table-cell table:style-name="ce6" office:value-type="string" table:number-columns-spanned="7" table:number-rows-spanned="1">
            <text:p>Growth rates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ce2" office:value-type="string">
            <text:p>Parameter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4">
            <text:p>24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2" office:value-type="string">
            <text:p>Doublings per hour</text:p>
          </table:table-cell>
          <table:table-cell table:style-name="ce2" office:value-type="float" office:value="0.6">
            <text:p>0.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.5">
            <text:p>2.5</text:p>
          </table:table-cell>
          <table:table-cell table:style-name="ce2"/>
          <table:table-cell table:style-name="ce2" office:value-type="string">
            <text:p>Observed Parameter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otein/mass</text:p>
          </table:table-cell>
          <table:table-cell table:style-name="ce3" office:value-type="string">
            <text:p>P_M</text:p>
          </table:table-cell>
          <table:table-cell table:style-name="ce3" office:value-type="string">
            <text:p>1E17 aa/OD_460</text:p>
          </table:table-cell>
          <table:table-cell table:style-name="ce3"/>
          <table:table-cell table:style-name="ce3" office:value-type="float" office:value="6.5">
            <text:p>6.5</text:p>
          </table:table-cell>
          <table:table-cell table:style-name="ce3" office:value-type="float" office:value="5.8">
            <text:p>5.8</text:p>
          </table:table-cell>
          <table:table-cell table:style-name="ce3" office:value-type="float" office:value="5.2">
            <text:p>5.2</text:p>
          </table:table-cell>
          <table:table-cell table:style-name="ce3" office:value-type="float" office:value="5.1">
            <text:p>5.1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string">
            <text:p>P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mass</text:p>
          </table:table-cell>
          <table:table-cell table:style-name="ce4" office:value-type="string">
            <text:p>R_M</text:p>
          </table:table-cell>
          <table:table-cell table:style-name="ce4" office:value-type="string">
            <text:p>1E16 nucl./OD_460</text:p>
          </table:table-cell>
          <table:table-cell table:style-name="ce4"/>
          <table:table-cell table:style-name="ce4" office:value-type="float" office:value="4.3">
            <text:p>4.3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6.6">
            <text:p>6.6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string">
            <text:p>R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mass</text:p>
          </table:table-cell>
          <table:table-cell table:style-name="ce4" office:value-type="string">
            <text:p>G_M</text:p>
          </table:table-cell>
          <table:table-cell table:style-name="ce4" office:value-type="string">
            <text:p>1E8 genomes/OD_460</text:p>
          </table:table-cell>
          <table:table-cell table:style-name="ce4"/>
          <table:table-cell table:style-name="ce4" office:value-type="float" office:value="18.3">
            <text:p>18.3</text:p>
          </table:table-cell>
          <table:table-cell table:style-name="ce4" office:value-type="float" office:value="12.4">
            <text:p>12.4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7.6">
            <text:p>7.6</text:p>
          </table:table-cell>
          <table:table-cell table:style-name="ce4"/>
          <table:table-cell table:style-name="ce4" office:value-type="string">
            <text:p>G, 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ell no./mass</text:p>
          </table:table-cell>
          <table:table-cell table:style-name="ce4" office:value-type="string">
            <text:p>C_M</text:p>
          </table:table-cell>
          <table:table-cell table:style-name="ce4" office:value-type="string">
            <text:p>1E8 cells/OD_460</text:p>
          </table:table-cell>
          <table:table-cell table:style-name="ce4"/>
          <table:table-cell table:style-name="ce4" office:value-type="float" office:value="11.7">
            <text:p>11.7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string">
            <text:p>Cells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(P + R + G)/M</text:p>
          </table:table-cell>
          <table:table-cell table:style-name="ce4" office:value-type="string">
            <text:p>PRD_M</text:p>
          </table:table-cell>
          <table:table-cell table:style-name="ce4" office:value-type="string">
            <text:p>ug/OD_460</text:p>
          </table:table-cell>
          <table:table-cell table:style-name="ce4"/>
          <table:table-cell table:style-name="ce4" office:value-type="float" office:value="149">
            <text:p>14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9">
            <text:p>129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136">
            <text:p>136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rotein/genome</text:p>
          </table:table-cell>
          <table:table-cell table:style-name="ce4" office:value-type="string">
            <text:p>P_G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3.5">
            <text:p>3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3">
            <text:p>6.3</text:p>
          </table:table-cell>
          <table:table-cell table:style-name="ce4" office:value-type="float" office:value="6.6">
            <text:p>6.6</text:p>
          </table:table-cell>
          <table:table-cell table:style-name="ce4"/>
          <table:table-cell table:style-name="ce4" office:value-type="string">
            <text:p>P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genome</text:p>
          </table:table-cell>
          <table:table-cell table:style-name="ce4" office:value-type="string">
            <text:p>R_G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2.3">
            <text:p>2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8.2">
            <text:p>8.2</text:p>
          </table:table-cell>
          <table:table-cell table:style-name="ce4" office:value-type="float" office:value="10.3">
            <text:p>10.3</text:p>
          </table:table-cell>
          <table:table-cell table:style-name="ce4"/>
          <table:table-cell table:style-name="ce4" office:value-type="string">
            <text:p>R_M, G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genome</text:p>
          </table:table-cell>
          <table:table-cell table:style-name="ce4" office:value-type="string">
            <text:p>O_G</text:p>
          </table:table-cell>
          <table:table-cell table:style-name="ce4" office:value-type="string">
            <text:p>dimensionless</text:p>
          </table:table-cell>
          <table:table-cell table:style-name="ce4"/>
          <table:table-cell table:style-name="ce4" office:value-type="float" office:value="1.25">
            <text:p>1.25</text:p>
          </table:table-cell>
          <table:table-cell table:style-name="ce4" office:value-type="float" office:value="1.32">
            <text:p>1.32</text:p>
          </table:table-cell>
          <table:table-cell table:style-name="ce4" office:value-type="float" office:value="1.44">
            <text:p>1.44</text:p>
          </table:table-cell>
          <table:table-cell table:style-name="ce4" office:value-type="float" office:value="1.58">
            <text:p>1.58</text:p>
          </table:table-cell>
          <table:table-cell table:style-name="ce4" office:value-type="float" office:value="1.73">
            <text:p>1.73</text:p>
          </table:table-cell>
          <table:table-cell table:style-name="ce4"/>
          <table:table-cell table:style-name="ce4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origin</text:p>
          </table:table-cell>
          <table:table-cell table:style-name="ce4" office:value-type="string">
            <text:p>P_O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2.8">
            <text:p>2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P_G, O_G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</text:p>
          </table:table-cell>
          <table:table-cell table:style-name="ce4" office:value-type="string">
            <text:p>1E8 aa residues</text:p>
          </table:table-cell>
          <table:table-cell table:style-name="ce4"/>
          <table:table-cell table:style-name="ce4" office:value-type="float" office:value="5.6">
            <text:p>5.6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8.9">
            <text:p>18.9</text:p>
          </table:table-cell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tein/cell</text:p>
          </table:table-cell>
          <table:table-cell table:style-name="ce4" office:value-type="string">
            <text:p>P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00">
            <text:p>10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40">
            <text:p>340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4" office:value-type="string">
            <text:p>P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</text:p>
          </table:table-cell>
          <table:table-cell table:style-name="ce4" office:value-type="string">
            <text:p>1E7 nucl. residues</text:p>
          </table:table-cell>
          <table:table-cell table:style-name="ce4"/>
          <table:table-cell table:style-name="ce4" office:value-type="float" office:value="3.7">
            <text:p>3.7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24.4">
            <text:p>24.4</text:p>
          </table:table-cell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NA/cell</text:p>
          </table:table-cell>
          <table:table-cell table:style-name="ce4" office:value-type="string">
            <text:p>R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1">
            <text:p>211</text:p>
          </table:table-cell>
          <table:table-cell table:style-name="ce4"/>
          <table:table-cell table:style-name="ce4" office:value-type="string">
            <text:p>R_M, 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</text:p>
          </table:table-cell>
          <table:table-cell table:style-name="ce4" office:value-type="string">
            <text:p>genome equiv./cell</text:p>
          </table:table-cell>
          <table:table-cell table:style-name="ce4"/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.8">
            <text:p>3.8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NA/cell</text:p>
          </table:table-cell>
          <table:table-cell table:style-name="ce4" office:value-type="string">
            <text:p>G_c(ug)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7.6">
            <text:p>7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14.4">
            <text:p>14.4</text:p>
          </table:table-cell>
          <table:table-cell table:style-name="ce4" office:value-type="float" office:value="18.3">
            <text:p>18.3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</text:p>
          </table:table-cell>
          <table:table-cell table:style-name="ce4" office:value-type="string">
            <text:p>OD_460 units/1E9 cells</text:p>
          </table:table-cell>
          <table:table-cell table:style-name="ce4"/>
          <table:table-cell table:style-name="ce4" office:value-type="float" office:value="0.85">
            <text:p>0.85</text:p>
          </table:table-cell>
          <table:table-cell table:style-name="ce4" office:value-type="float" office:value="1.49">
            <text:p>1.4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string">
            <text:p>C_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ass/cell</text:p>
          </table:table-cell>
          <table:table-cell table:style-name="ce4" office:value-type="string">
            <text:p>M_c(ug)</text:p>
          </table:table-cell>
          <table:table-cell table:style-name="ce4" office:value-type="string">
            <text:p>ug dry weight/1E9 cells</text:p>
          </table:table-cell>
          <table:table-cell table:style-name="ce4"/>
          <table:table-cell table:style-name="ce4" office:value-type="float" office:value="148">
            <text:p>148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433">
            <text:p>433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865">
            <text:p>865</text:p>
          </table:table-cell>
          <table:table-cell table:style-name="ce4"/>
          <table:table-cell table:style-name="ce4" office:value-type="string">
            <text:p>ug/OD_46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um P + R + G</text:p>
          </table:table-cell>
          <table:table-cell table:style-name="ce4" office:value-type="string">
            <text:p>PRD_C</text:p>
          </table:table-cell>
          <table:table-cell table:style-name="ce4" office:value-type="string">
            <text:p>ug/1E9 cells</text:p>
          </table:table-cell>
          <table:table-cell table:style-name="ce4"/>
          <table:table-cell table:style-name="ce4" office:value-type="float" office:value="127">
            <text:p>127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22">
            <text:p>322</text:p>
          </table:table-cell>
          <table:table-cell table:style-name="ce4" office:value-type="float" office:value="486">
            <text:p>486</text:p>
          </table:table-cell>
          <table:table-cell table:style-name="ce4" office:value-type="float" office:value="679">
            <text:p>679</text:p>
          </table:table-cell>
          <table:table-cell table:style-name="ce4"/>
          <table:table-cell table:style-name="ce4" office:value-type="string">
            <text:p>P_C, R_C, G_C (in ug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rigins/cell</text:p>
          </table:table-cell>
          <table:table-cell table:style-name="ce4" office:value-type="string">
            <text:p>O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96">
            <text:p>1.96</text:p>
          </table:table-cell>
          <table:table-cell table:style-name="ce4" office:value-type="float" office:value="2.43">
            <text:p>2.43</text:p>
          </table:table-cell>
          <table:table-cell table:style-name="ce4" office:value-type="float" office:value="3.36">
            <text:p>3.3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6.54">
            <text:p>6.54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ermini/cell</text:p>
          </table:table-cell>
          <table:table-cell table:style-name="ce4" office:value-type="string">
            <text:p>T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23">
            <text:p>1.23</text:p>
          </table:table-cell>
          <table:table-cell table:style-name="ce4" office:value-type="float" office:value="1.37">
            <text:p>1.37</text:p>
          </table:table-cell>
          <table:table-cell table:style-name="ce4" office:value-type="float" office:value="1.54">
            <text:p>1.54</text:p>
          </table:table-cell>
          <table:table-cell table:style-name="ce4" office:value-type="float" office:value="1.74">
            <text:p>1.74</text:p>
          </table:table-cell>
          <table:table-cell table:style-name="ce4" office:value-type="float" office:value="1.94">
            <text:p>1.94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plication forks/cell</text:p>
          </table:table-cell>
          <table:table-cell table:style-name="ce4" office:value-type="string">
            <text:p>F_C</text:p>
          </table:table-cell>
          <table:table-cell table:style-name="ce4" office:value-type="string">
            <text:p>no./cell</text:p>
          </table:table-cell>
          <table:table-cell table:style-name="ce4"/>
          <table:table-cell table:style-name="ce4" office:value-type="float" office:value="1.46">
            <text:p>1.46</text:p>
          </table:table-cell>
          <table:table-cell table:style-name="ce4" office:value-type="float" office:value="2.14">
            <text:p>2.14</text:p>
          </table:table-cell>
          <table:table-cell table:style-name="ce4" office:value-type="float" office:value="3.64">
            <text:p>3.64</text:p>
          </table:table-cell>
          <table:table-cell table:style-name="ce4" office:value-type="float" office:value="5.92">
            <text:p>5.92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string">
            <text:p>C, 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RNA polymerase protein/total protein</text:p>
          </table:table-cell>
          <table:table-cell table:style-name="ce5" office:value-type="string">
            <text:p>\alph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0.9">
            <text:p>0.9</text:p>
          </table:table-cell>
          <table:table-cell table:style-name="ce5" office:value-type="float" office:value="1.1">
            <text:p>1.1</text:p>
          </table:table-cell>
          <table:table-cell table:style-name="ce5" office:value-type="float" office:value="1.3">
            <text:p>1.3</text:p>
          </table:table-cell>
          <table:table-cell table:style-name="ce5" office:value-type="float" office:value="1.45">
            <text:p>1.45</text:p>
          </table:table-cell>
          <table:table-cell table:style-name="ce5" office:value-type="float" office:value="1.55">
            <text:p>1.55</text:p>
          </table:table-cell>
          <table:table-cell table:style-name="ce5"/>
          <table:table-cell table:style-name="ce5" office:value-type="string">
            <text:p>\alpha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molecules/cell</text:p>
          </table:table-cell>
          <table:table-cell table:style-name="ce5" office:value-type="string">
            <text:p>N_p</text:p>
          </table:table-cell>
          <table:table-cell table:style-name="ce5" office:value-type="string">
            <text:p>1E3 RNAP/cell</text:p>
          </table:table-cell>
          <table:table-cell table:style-name="ce5"/>
          <table:table-cell table:style-name="ce5" office:value-type="float" office:value="1.5">
            <text:p>1.5</text:p>
          </table:table-cell>
          <table:table-cell table:style-name="ce5" office:value-type="float" office:value="2.8">
            <text:p>2.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.4">
            <text:p>11.4</text:p>
          </table:table-cell>
          <table:table-cell table:style-name="ce5"/>
          <table:table-cell table:style-name="ce5" office:value-type="string">
            <text:p>\alpha_p, P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NA polymerase activity</text:p>
          </table:table-cell>
          <table:table-cell table:style-name="ce5" office:value-type="string">
            <text:p>\beta_p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string">
            <text:p>r_s, r_m, c_s, c_m, N_p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per cell</text:p>
          </table:table-cell>
          <table:table-cell table:style-name="ce5" office:value-type="string">
            <text:p>N_ap</text:p>
          </table:table-cell>
          <table:table-cell table:style-name="ce5" office:value-type="string">
            <text:p>RNAP/cell</text:p>
          </table:table-cell>
          <table:table-cell table:style-name="ce5"/>
          <table:table-cell table:style-name="ce5" office:value-type="float" office:value="205">
            <text:p>205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992">
            <text:p>992</text:p>
          </table:table-cell>
          <table:table-cell table:style-name="ce5" office:value-type="float" office:value="1929">
            <text:p>1929</text:p>
          </table:table-cell>
          <table:table-cell table:style-name="ce5" office:value-type="float" office:value="3298">
            <text:p>3298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5" office:value-type="string">
            <text:p>Stable RNA synthesized per total RNA synthesized</text:p>
          </table:table-cell>
          <table:table-cell table:style-name="ce5" office:value-type="string">
            <text:p>r_s/r_t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Active RNA polymerase synthesizing stable RNA</text:p>
          </table:table-cell>
          <table:table-cell table:style-name="ce5" office:value-type="string">
            <text:p>\psi_s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79">
            <text:p>79</text:p>
          </table:table-cell>
          <table:table-cell table:style-name="ce5"/>
          <table:table-cell table:style-name="ce5" office:value-type="string">
            <text:p>r_s/r_t, c_s/c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A chain elongation</text:p>
          </table:table-cell>
          <table:table-cell table:style-name="ce5" office:value-type="string">
            <text:p>c_s</text:p>
          </table:table-cell>
          <table:table-cell table:style-name="ce5" office:value-type="string">
            <text:p>Nucl./s</text:p>
          </table:table-cell>
          <table:table-cell table:style-name="ce5"/>
          <table:table-cell table:number-columns-repeated="5" table:style-name="ce5" office:value-type="float" office:value="85">
            <text:p>8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mRNA chain elongation</text:p>
          </table:table-cell>
          <table:table-cell table:style-name="ce5" office:value-type="string">
            <text:p>c_m</text:p>
          </table:table-cell>
          <table:table-cell table:style-name="ce5" office:value-type="string">
            <text:p>Nucl./s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5">
            <text:p>55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stable RNA synthesis/cell</text:p>
          </table:table-cell>
          <table:table-cell table:style-name="ce5" office:value-type="string">
            <text:p>r_s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9.9">
            <text:p>9.9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66.4">
            <text:p>66.4</text:p>
          </table:table-cell>
          <table:table-cell table:style-name="ce5" office:value-type="float" office:value="132.5">
            <text:p>132.5</text:p>
          </table:table-cell>
          <table:table-cell table:style-name="ce5"/>
          <table:table-cell table:style-name="ce5" office:value-type="string">
            <text:p>R_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ate of mRNA synthesis/cell</text:p>
          </table:table-cell>
          <table:table-cell table:style-name="ce5" office:value-type="string">
            <text:p>r_m</text:p>
          </table:table-cell>
          <table:table-cell table:style-name="ce5" office:value-type="string">
            <text:p>1E5 nucl/min/cell</text:p>
          </table:table-cell>
          <table:table-cell table:style-name="ce5"/>
          <table:table-cell table:style-name="ce5" office:value-type="float" office:value="4.3">
            <text:p>4.3</text:p>
          </table:table-cell>
          <table:table-cell table:style-name="ce5" office:value-type="float" office:value="9.2">
            <text:p>9.2</text:p>
          </table:table-cell>
          <table:table-cell table:style-name="ce5" office:value-type="float" office:value="13.7">
            <text:p>13.7</text:p>
          </table:table-cell>
          <table:table-cell table:style-name="ce5" office:value-type="float" office:value="18.7">
            <text:p>18.7</text:p>
          </table:table-cell>
          <table:table-cell table:style-name="ce5" office:value-type="float" office:value="23.4">
            <text:p>23.4</text:p>
          </table:table-cell>
          <table:table-cell table:style-name="ce5"/>
          <table:table-cell table:style-name="ce5" office:value-type="string">
            <text:p>r_s,r_s/r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M</text:p>
          </table:table-cell>
          <table:table-cell table:style-name="ce5" office:value-type="string">
            <text:p>pmol/OD_460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string">
            <text:p>ppGpp/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pGpp concentration</text:p>
          </table:table-cell>
          <table:table-cell table:style-name="ce5" office:value-type="string">
            <text:p>ppGpp/P</text:p>
          </table:table-cell>
          <table:table-cell table:style-name="ce5" office:value-type="string">
            <text:p>pmol/1E17 aa</text:p>
          </table:table-cell>
          <table:table-cell table:style-name="ce5"/>
          <table:table-cell table:style-name="ce5" office:value-type="float" office:value="8.5">
            <text:p>8.5</text:p>
          </table:table-cell>
          <table:table-cell table:style-name="ce5" office:value-type="float" office:value="6.6">
            <text:p>6.6</text:p>
          </table:table-cell>
          <table:table-cell table:style-name="ce5" office:value-type="float" office:value="4.2">
            <text:p>4.2</text:p>
          </table:table-cell>
          <table:table-cell table:style-name="ce5" office:value-type="float" office:value="2.9">
            <text:p>2.9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string">
            <text:p>P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.4">
            <text:p>11.4</text:p>
          </table:table-cell>
          <table:table-cell table:style-name="ce5" office:value-type="float" office:value="14.8">
            <text:p>14.8</text:p>
          </table:table-cell>
          <table:table-cell table:style-name="ce5" office:value-type="float" office:value="17.5">
            <text:p>17.5</text:p>
          </table:table-cell>
          <table:table-cell table:style-name="ce5" office:value-type="float" office:value="21.1">
            <text:p>21.1</text:p>
          </table:table-cell>
          <table:table-cell table:style-name="ce5"/>
          <table:table-cell table:style-name="ce5" office:value-type="string">
            <text:p>P_M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-Protein per total protein</text:p>
          </table:table-cell>
          <table:table-cell table:style-name="ce5" office:value-type="string">
            <text:p>\alpha_r</text:p>
          </table:table-cell>
          <table:table-cell table:style-name="ce5" office:value-type="string">
            <text:p>%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1.6">
            <text:p>21.6</text:p>
          </table:table-cell>
          <table:table-cell table:style-name="ce5"/>
          <table:table-cell table:style-name="ce5" office:value-type="string">
            <text:p>\alpha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 activity</text:p>
          </table:table-cell>
          <table:table-cell table:style-name="ce5" office:value-type="string">
            <text:p>\beta_r</text:p>
          </table:table-cell>
          <table:table-cell table:style-name="ce5" office:value-type="string">
            <text:p>%</text:p>
          </table:table-cell>
          <table:table-cell table:style-name="ce5"/>
          <table:table-cell table:number-columns-repeated="5" table:style-name="ce5" office:value-type="float" office:value="80">
            <text:p>80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Peptide chain elongation</text:p>
          </table:table-cell>
          <table:table-cell table:style-name="ce5" office:value-type="string">
            <text:p>c_p</text:p>
          </table:table-cell>
          <table:table-cell table:style-name="ce5" office:value-type="string">
            <text:p>aa residues/s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ibosomes/cell</text:p>
          </table:table-cell>
          <table:table-cell table:style-name="ce5" office:value-type="string">
            <text:p>N_r</text:p>
          </table:table-cell>
          <table:table-cell table:style-name="ce5" office:value-type="string">
            <text:p>1E3 ribosomes/cell</text:p>
          </table:table-cell>
          <table:table-cell table:style-name="ce5"/>
          <table:table-cell table:style-name="ce5" office:value-type="float" office:value="6.8">
            <text:p>6.8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26.3">
            <text:p>26.3</text:p>
          </table:table-cell>
          <table:table-cell table:style-name="ce5" office:value-type="float" office:value="45.1">
            <text:p>45.1</text:p>
          </table:table-cell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string">
            <text:p>R_c, f_s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tRNA/cell</text:p>
          </table:table-cell>
          <table:table-cell table:style-name="ce5" office:value-type="string">
            <text:p>N_t</text:p>
          </table:table-cell>
          <table:table-cell table:style-name="ce5" office:value-type="string">
            <text:p>1E3 tRNA/cell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669">
            <text:p>669</text:p>
          </table:table-cell>
          <table:table-cell table:style-name="ce5"/>
          <table:table-cell table:style-name="ce5" office:value-type="string">
            <text:p>N_r, f_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cell</text:p>
          </table:table-cell>
          <table:table-cell table:style-name="ce5" office:value-type="string">
            <text:p>N_rrn</text:p>
          </table:table-cell>
          <table:table-cell table:style-name="ce5" office:value-type="string">
            <text:p>Avg no./cell</text:p>
          </table:table-cell>
          <table:table-cell table:style-name="ce5"/>
          <table:table-cell table:style-name="ce5" office:value-type="float" office:value="12.4">
            <text:p>12.4</text:p>
          </table:table-cell>
          <table:table-cell table:style-name="ce5" office:value-type="float" office:value="15.1">
            <text:p>15.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6.9">
            <text:p>26.9</text:p>
          </table:table-cell>
          <table:table-cell table:style-name="ce5" office:value-type="float" office:value="35.9">
            <text:p>35.9</text:p>
          </table:table-cell>
          <table:table-cell table:style-name="ce5"/>
          <table:table-cell table:style-name="ce5" office:value-type="string">
            <text:p>C, D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rrn genes/genome</text:p>
          </table:table-cell>
          <table:table-cell table:style-name="ce5" office:value-type="string">
            <text:p>N_rrn/G</text:p>
          </table:table-cell>
          <table:table-cell table:style-name="ce5" office:value-type="string">
            <text:p>Avg no./genome</text:p>
          </table:table-cell>
          <table:table-cell table:style-name="ce5"/>
          <table:table-cell table:style-name="ce5" office:value-type="float" office:value="7.9">
            <text:p>7.9</text:p>
          </table:table-cell>
          <table:table-cell table:style-name="ce5" office:value-type="float" office:value="8.2">
            <text:p>8.2</text:p>
          </table:table-cell>
          <table:table-cell table:style-name="ce5" office:value-type="float" office:value="8.6">
            <text:p>8.6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.5">
            <text:p>9.5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Initiation rate at rrn gene</text:p>
          </table:table-cell>
          <table:table-cell table:style-name="ce5" office:value-type="string">
            <text:p>i_rrn</text:p>
          </table:table-cell>
          <table:table-cell table:style-name="ce5" office:value-type="string">
            <text:p>Initiations/min/gene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58">
            <text:p>58</text:p>
          </table:table-cell>
          <table:table-cell table:style-name="ce5"/>
          <table:table-cell table:style-name="ce5" office:value-type="string">
            <text:p>N_r, N_rrn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istance of ribosomes on mRNA</text:p>
          </table:table-cell>
          <table:table-cell table:style-name="ce5" office:value-type="string">
            <text:p>R_m/N_r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41">
            <text:p>41</text:p>
          </table:table-cell>
          <table:table-cell table:style-name="ce5"/>
          <table:table-cell table:style-name="ce5" office:value-type="string">
            <text:p>r_m, c_m, N_r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Number of translations per mRNA</text:p>
          </table:table-cell>
          <table:table-cell table:style-name="ce5" office:value-type="string">
            <text:p>N_trans</text:p>
          </table:table-cell>
          <table:table-cell table:style-name="ce5" office:value-type="string">
            <text:p>Ribosomes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93">
            <text:p>93</text:p>
          </table:table-cell>
          <table:table-cell table:style-name="ce5"/>
          <table:table-cell table:style-name="ce5" office:value-type="string">
            <text:p>P_c, r_m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NA chain elongation</text:p>
          </table:table-cell>
          <table:table-cell table:style-name="ce5" office:value-type="string">
            <text:p>c_d</text:p>
          </table:table-cell>
          <table:table-cell table:style-name="ce5" office:value-type="string">
            <text:p>Nucl./ribosome</text:p>
          </table:table-cell>
          <table:table-cell table:style-name="ce5"/>
          <table:table-cell table:style-name="ce5" office:value-type="float" office:value="585">
            <text:p>585</text:p>
          </table:table-cell>
          <table:table-cell table:style-name="ce5" office:value-type="float" office:value="783">
            <text:p>783</text:p>
          </table:table-cell>
          <table:table-cell table:style-name="ce5" office:value-type="float" office:value="870">
            <text:p>870</text:p>
          </table:table-cell>
          <table:table-cell table:style-name="ce5" office:value-type="float" office:value="911">
            <text:p>911</text:p>
          </table:table-cell>
          <table:table-cell table:style-name="ce5" office:value-type="float" office:value="933">
            <text:p>933</text:p>
          </table:table-cell>
          <table:table-cell table:style-name="ce5"/>
          <table:table-cell table:style-name="ce5" office:value-type="string">
            <text:p>C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 period</text:p>
          </table:table-cell>
          <table:table-cell table:style-name="ce5" office:value-type="string">
            <text:p>C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2">
            <text:p>42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D period</text:p>
          </table:table-cell>
          <table:table-cell table:style-name="ce5" office:value-type="string">
            <text:p>D</text:p>
          </table:table-cell>
          <table:table-cell table:style-name="ce5" office:value-type="string">
            <text:p>min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string">
            <text:p>Indirect</text:p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ed Mass Fraction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011" table:default-cell-style-name="ce1"/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7"/>
          <table:table-cell table:style-name="ce13" office:value-type="string" table:number-columns-spanned="6" table:number-rows-spanned="1">
            <text:p>Growth Rates</text:p>
          </table:table-cell>
          <table:covered-table-cell table:number-columns-repeated="4" table:style-name="ce19"/>
          <table:covered-table-cell table:style-name="ce20"/>
          <table:table-cell table:number-columns-repeated="1016"/>
        </table:table-row>
        <table:table-row table:style-name="ro1">
          <table:table-cell/>
          <table:table-cell table:style-name="ce8"/>
          <table:table-cell table:style-name="ce2" office:value-type="string">
            <text:p>Doubling time (min)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0">
            <text:p>30</text:p>
          </table:table-cell>
          <table:table-cell table:style-name="ce21" office:value-type="float" office:value="24">
            <text:p>24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14" office:value-type="string">
            <text:p>Doublings per hour</text:p>
          </table:table-cell>
          <table:table-cell table:style-name="ce14" office:value-type="float" office:value="0.6">
            <text:p>0.6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.5">
            <text:p>1.5</text:p>
          </table:table-cell>
          <table:table-cell table:style-name="ce14" office:value-type="float" office:value="2">
            <text:p>2</text:p>
          </table:table-cell>
          <table:table-cell table:style-name="ce21" office:value-type="float" office:value="2.5">
            <text:p>2.5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Protein Mass Fraction</text:p>
          </table:table-cell>
          <table:table-cell table:style-name="ce15"/>
          <table:table-cell table:style-name="ce15" table:formula="of:=['Bremer and Dennis Table 2, 3'.E14]/['Bremer and Dennis Table 2, 3'.E20]" office:value-type="float" office:value="0.675675675675676">
            <text:p>0.6756756757</text:p>
          </table:table-cell>
          <table:table-cell table:style-name="ce15" table:formula="of:=['Bremer and Dennis Table 2, 3'.F14]/['Bremer and Dennis Table 2, 3'.F20]" office:value-type="float" office:value="0.604651162790698">
            <text:p>0.6046511628</text:p>
          </table:table-cell>
          <table:table-cell table:style-name="ce15" table:formula="of:=['Bremer and Dennis Table 2, 3'.G14]/['Bremer and Dennis Table 2, 3'.G20]" office:value-type="float" office:value="0.540415704387991">
            <text:p>0.5404157044</text:p>
          </table:table-cell>
          <table:table-cell table:style-name="ce15" table:formula="of:=['Bremer and Dennis Table 2, 3'.H14]/['Bremer and Dennis Table 2, 3'.H20]" office:value-type="float" office:value="0.530421216848674">
            <text:p>0.5304212168</text:p>
          </table:table-cell>
          <table:table-cell table:style-name="ce22" table:formula="of:=['Bremer and Dennis Table 2, 3'.I14]/['Bremer and Dennis Table 2, 3'.I20]" office:value-type="float" office:value="0.520231213872832">
            <text:p>0.5202312139</text:p>
          </table:table-cell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ce9" office:value-type="string">
            <text:p>RNA Mass Fraction</text:p>
          </table:table-cell>
          <table:table-cell table:style-name="ce4"/>
          <table:table-cell table:style-name="ce4" table:formula="of:=['Bremer and Dennis Table 2, 3'.E16]/['Bremer and Dennis Table 2, 3'.E20]" office:value-type="float" office:value="0.135135135135135">
            <text:p>0.1351351351</text:p>
          </table:table-cell>
          <table:table-cell table:style-name="ce4" table:formula="of:=['Bremer and Dennis Table 2, 3'.F16]/['Bremer and Dennis Table 2, 3'.F20]" office:value-type="float" office:value="0.151162790697674">
            <text:p>0.1511627907</text:p>
          </table:table-cell>
          <table:table-cell table:style-name="ce4" table:formula="of:=['Bremer and Dennis Table 2, 3'.G16]/['Bremer and Dennis Table 2, 3'.G20]" office:value-type="float" office:value="0.177829099307159">
            <text:p>0.1778290993</text:p>
          </table:table-cell>
          <table:table-cell table:style-name="ce4" table:formula="of:=['Bremer and Dennis Table 2, 3'.H16]/['Bremer and Dennis Table 2, 3'.H20]" office:value-type="float" office:value="0.205928237129485">
            <text:p>0.2059282371</text:p>
          </table:table-cell>
          <table:table-cell table:style-name="ce22" table:formula="of:=['Bremer and Dennis Table 2, 3'.I16]/['Bremer and Dennis Table 2, 3'.I20]" office:value-type="float" office:value="0.24393063583815">
            <text:p>0.2439306358</text:p>
          </table:table-cell>
          <table:table-cell table:number-columns-repeated="2"/>
          <table:table-cell office:value-type="string">
            <text:p>(For Reference)</text:p>
          </table:table-cell>
          <table:table-cell office:value-type="string">
            <text:p>(Gets used [after scaling])</text:p>
          </table:table-cell>
          <table:table-cell office:value-type="string">
            <text:p>(Should match the 40 min column)</text:p>
          </table:table-cell>
          <table:table-cell table:number-columns-repeated="1011"/>
        </table:table-row>
        <table:table-row table:style-name="ro1">
          <table:table-cell/>
          <table:table-cell table:style-name="ce9" office:value-type="string">
            <text:p>DNA Mass Fraction</text:p>
          </table:table-cell>
          <table:table-cell table:style-name="ce15"/>
          <table:table-cell table:style-name="ce15" table:formula="of:=['Bremer and Dennis Table 2, 3'.E18]/['Bremer and Dennis Table 2, 3'.E20]" office:value-type="float" office:value="0.0513513513513513">
            <text:p>0.0513513514</text:p>
          </table:table-cell>
          <table:table-cell table:style-name="ce15" table:formula="of:=['Bremer and Dennis Table 2, 3'.F18]/['Bremer and Dennis Table 2, 3'.F20]" office:value-type="float" office:value="0.0348837209302326">
            <text:p>0.0348837209</text:p>
          </table:table-cell>
          <table:table-cell table:style-name="ce15" table:formula="of:=['Bremer and Dennis Table 2, 3'.G18]/['Bremer and Dennis Table 2, 3'.G20]" office:value-type="float" office:value="0.0260969976905312">
            <text:p>0.0260969977</text:p>
          </table:table-cell>
          <table:table-cell table:style-name="ce15" table:formula="of:=['Bremer and Dennis Table 2, 3'.H18]/['Bremer and Dennis Table 2, 3'.H20]" office:value-type="float" office:value="0.0224648985959438">
            <text:p>0.0224648986</text:p>
          </table:table-cell>
          <table:table-cell table:style-name="ce22" table:formula="of:=['Bremer and Dennis Table 2, 3'.I18]/['Bremer and Dennis Table 2, 3'.I20]" office:value-type="float" office:value="0.0211560693641618">
            <text:p>0.0211560694</text:p>
          </table:table-cell>
          <table:table-cell table:number-columns-repeated="2"/>
          <table:table-cell office:value-type="string">
            <text:p>Neidhardt Table 1 Data (B/r, 40 min, 37 C)</text:p>
          </table:table-cell>
          <table:table-cell office:value-type="string">
            <text:p>Feist WT Biomass (which uses Neidhardt B/r, 40 min, 37 C as ref)</text:p>
          </table:table-cell>
          <table:table-cell office:value-type="string">
            <text:p>Proportionally scaled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id Mass Fraction</text:p>
          </table:table-cell>
          <table:table-cell table:style-name="ce16"/>
          <table:table-cell table:style-name="ce16" table:formula="of:=((1 - SUM([.D$5:.D$7])) / [.$L$14]) * [.$L8]" office:value-type="float" office:value="0.0655363952909965">
            <text:p>0.0655363953</text:p>
          </table:table-cell>
          <table:table-cell table:style-name="ce16" table:formula="of:=((1 - SUM([.E$5:.E$7])) / [.$L$14]) * [.$L8]" office:value-type="float" office:value="0.0995149094021972">
            <text:p>0.0995149094</text:p>
          </table:table-cell>
          <table:table-cell table:style-name="ce16" table:formula="of:=((1 - SUM([.F$5:.F$7])) / [.$L$14]) * [.$L8]" office:value-type="float" office:value="0.121555278482268">
            <text:p>0.1215552785</text:p>
          </table:table-cell>
          <table:table-cell table:style-name="ce16" table:formula="of:=((1 - SUM([.G$5:.G$7])) / [.$L$14]) * [.$L8]" office:value-type="float" office:value="0.114674157518448">
            <text:p>0.1146741575</text:p>
          </table:table-cell>
          <table:table-cell table:style-name="ce23" table:formula="of:=((1 - SUM([.H$5:.H$7])) / [.$L$14]) * [.$L8]" office:value-type="float" office:value="0.102072768537891">
            <text:p>0.1020727685</text:p>
          </table:table-cell>
          <table:table-cell/>
          <table:table-cell office:value-type="string">
            <text:p>Lipid</text:p>
          </table:table-cell>
          <table:table-cell office:value-type="float" office:value="0.091">
            <text:p>0.091</text:p>
          </table:table-cell>
          <table:table-cell office:value-type="float" office:value="0.093">
            <text:p>0.093</text:p>
          </table:table-cell>
          <table:table-cell table:formula="of:=([.$K$18]/[.$L$14]) * [.L8]" office:value-type="float" office:value="0.121555278482268">
            <text:p>0.1215552785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Lipopolysaccharide Mass Fraction</text:p>
          </table:table-cell>
          <table:table-cell table:style-name="ce17"/>
          <table:table-cell table:style-name="ce16" table:formula="of:=((1 - SUM([.D$5:.D$7])) / [.$L$14]) * [.$L9]" office:value-type="float" office:value="0.0239595423644503">
            <text:p>0.0239595424</text:p>
          </table:table-cell>
          <table:table-cell table:style-name="ce16" table:formula="of:=((1 - SUM([.E$5:.E$7])) / [.$L$14]) * [.$L9]" office:value-type="float" office:value="0.0363817948352119">
            <text:p>0.0363817948</text:p>
          </table:table-cell>
          <table:table-cell table:style-name="ce16" table:formula="of:=((1 - SUM([.F$5:.F$7])) / [.$L$14]) * [.$L9]" office:value-type="float" office:value="0.0444395641763131">
            <text:p>0.0444395642</text:p>
          </table:table-cell>
          <table:table-cell table:style-name="ce16" table:formula="of:=((1 - SUM([.G$5:.G$7])) / [.$L$14]) * [.$L9]" office:value-type="float" office:value="0.0419238855443788">
            <text:p>0.0419238855</text:p>
          </table:table-cell>
          <table:table-cell table:style-name="ce23" table:formula="of:=((1 - SUM([.H$5:.H$7])) / [.$L$14]) * [.$L9]" office:value-type="float" office:value="0.0373169261321324">
            <text:p>0.0373169261</text:p>
          </table:table-cell>
          <table:table-cell/>
          <table:table-cell office:value-type="string">
            <text:p>Lipopolysaccharide</text:p>
          </table:table-cell>
          <table:table-cell table:number-columns-repeated="2" office:value-type="float" office:value="0.034">
            <text:p>0.034</text:p>
          </table:table-cell>
          <table:table-cell table:formula="of:=([.$K$18]/[.$L$14]) * [.L9]" office:value-type="float" office:value="0.0444395641763131">
            <text:p>0.0444395642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Murein Mass Fraction</text:p>
          </table:table-cell>
          <table:table-cell table:style-name="ce17"/>
          <table:table-cell table:style-name="ce16" table:formula="of:=((1 - SUM([.D$5:.D$7])) / [.$L$14]) * [.$L10]" office:value-type="float" office:value="0.0176173105620958">
            <text:p>0.0176173106</text:p>
          </table:table-cell>
          <table:table-cell table:style-name="ce16" table:formula="of:=((1 - SUM([.E$5:.E$7])) / [.$L$14]) * [.$L10]" office:value-type="float" office:value="0.0267513197317734">
            <text:p>0.0267513197</text:p>
          </table:table-cell>
          <table:table-cell table:style-name="ce16" table:formula="of:=((1 - SUM([.F$5:.F$7])) / [.$L$14]) * [.$L10]" office:value-type="float" office:value="0.032676150129642">
            <text:p>0.0326761501</text:p>
          </table:table-cell>
          <table:table-cell table:style-name="ce16" table:formula="of:=((1 - SUM([.G$5:.G$7])) / [.$L$14]) * [.$L10]" office:value-type="float" office:value="0.0308263864296903">
            <text:p>0.0308263864</text:p>
          </table:table-cell>
          <table:table-cell table:style-name="ce23" table:formula="of:=((1 - SUM([.H$5:.H$7])) / [.$L$14]) * [.$L10]" office:value-type="float" office:value="0.0274389162736267">
            <text:p>0.0274389163</text:p>
          </table:table-cell>
          <table:table-cell/>
          <table:table-cell office:value-type="string">
            <text:p>Murei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0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Glycogen Mass Fraction</text:p>
          </table:table-cell>
          <table:table-cell table:style-name="ce17"/>
          <table:table-cell table:style-name="ce16" table:formula="of:=((1 - SUM([.D$5:.D$7])) / [.$L$14]) * [.$L11]" office:value-type="float" office:value="0.0176173105620958">
            <text:p>0.0176173106</text:p>
          </table:table-cell>
          <table:table-cell table:style-name="ce16" table:formula="of:=((1 - SUM([.E$5:.E$7])) / [.$L$14]) * [.$L11]" office:value-type="float" office:value="0.0267513197317734">
            <text:p>0.0267513197</text:p>
          </table:table-cell>
          <table:table-cell table:style-name="ce16" table:formula="of:=((1 - SUM([.F$5:.F$7])) / [.$L$14]) * [.$L11]" office:value-type="float" office:value="0.032676150129642">
            <text:p>0.0326761501</text:p>
          </table:table-cell>
          <table:table-cell table:style-name="ce16" table:formula="of:=((1 - SUM([.G$5:.G$7])) / [.$L$14]) * [.$L11]" office:value-type="float" office:value="0.0308263864296903">
            <text:p>0.0308263864</text:p>
          </table:table-cell>
          <table:table-cell table:style-name="ce23" table:formula="of:=((1 - SUM([.H$5:.H$7])) / [.$L$14]) * [.$L11]" office:value-type="float" office:value="0.0274389162736267">
            <text:p>0.0274389163</text:p>
          </table:table-cell>
          <table:table-cell/>
          <table:table-cell office:value-type="string">
            <text:p>Glycogen</text:p>
          </table:table-cell>
          <table:table-cell table:number-columns-repeated="2" office:value-type="float" office:value="0.025">
            <text:p>0.025</text:p>
          </table:table-cell>
          <table:table-cell table:formula="of:=([.$K$18]/[.$L$14]) * [.L11]" office:value-type="float" office:value="0.032676150129642">
            <text:p>0.0326761501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Soluble Pool Mass Fraction</text:p>
          </table:table-cell>
          <table:table-cell table:style-name="ce17"/>
          <table:table-cell table:style-name="ce16" table:formula="of:=((1 - SUM([.D$5:.D$7])) / [.$L$14]) * [.$L12]" office:value-type="float" office:value="0.00606035483336097">
            <text:p>0.0060603548</text:p>
          </table:table-cell>
          <table:table-cell table:style-name="ce16" table:formula="of:=((1 - SUM([.E$5:.E$7])) / [.$L$14]) * [.$L12]" office:value-type="float" office:value="0.00920245398773006">
            <text:p>0.009202454</text:p>
          </table:table-cell>
          <table:table-cell table:style-name="ce16" table:formula="of:=((1 - SUM([.F$5:.F$7])) / [.$L$14]) * [.$L12]" office:value-type="float" office:value="0.0112405956445968">
            <text:p>0.0112405956</text:p>
          </table:table-cell>
          <table:table-cell table:style-name="ce16" table:formula="of:=((1 - SUM([.G$5:.G$7])) / [.$L$14]) * [.$L12]" office:value-type="float" office:value="0.0106042769318135">
            <text:p>0.0106042769</text:p>
          </table:table-cell>
          <table:table-cell table:style-name="ce23" table:formula="of:=((1 - SUM([.H$5:.H$7])) / [.$L$14]) * [.$L12]" office:value-type="float" office:value="0.0094389871981276">
            <text:p>0.0094389872</text:p>
          </table:table-cell>
          <table:table-cell/>
          <table:table-cell office:value-type="string">
            <text:p>Soluble pool</text:p>
          </table:table-cell>
          <table:table-cell office:value-type="float" office:value="0.029">
            <text:p>0.029</text:p>
          </table:table-cell>
          <table:table-cell office:value-type="float" office:value="0.0086">
            <text:p>0.0086</text:p>
          </table:table-cell>
          <table:table-cell table:formula="of:=([.$K$18]/[.$L$14]) * [.L12]" office:value-type="float" office:value="0.0112405956445968">
            <text:p>0.0112405956</text:p>
          </table:table-cell>
          <table:table-cell table:number-columns-repeated="1011"/>
        </table:table-row>
        <table:table-row table:style-name="ro1">
          <table:table-cell/>
          <table:table-cell table:style-name="ce10" office:value-type="string">
            <text:p>Inorganic Ion Mass Fraction</text:p>
          </table:table-cell>
          <table:table-cell table:style-name="ce16"/>
          <table:table-cell table:style-name="ce16" table:formula="of:=((1 - SUM([.D$5:.D$7])) / [.$L$14]) * [.$L13]" office:value-type="float" office:value="0.00704692422483834">
            <text:p>0.0070469242</text:p>
          </table:table-cell>
          <table:table-cell table:style-name="ce16" table:formula="of:=((1 - SUM([.E$5:.E$7])) / [.$L$14]) * [.$L13]" office:value-type="float" office:value="0.0107005278927094">
            <text:p>0.0107005279</text:p>
          </table:table-cell>
          <table:table-cell table:style-name="ce16" table:formula="of:=((1 - SUM([.F$5:.F$7])) / [.$L$14]) * [.$L13]" office:value-type="float" office:value="0.0130704600518568">
            <text:p>0.0130704601</text:p>
          </table:table-cell>
          <table:table-cell table:style-name="ce16" table:formula="of:=((1 - SUM([.G$5:.G$7])) / [.$L$14]) * [.$L13]" office:value-type="float" office:value="0.0123305545718761">
            <text:p>0.0123305546</text:p>
          </table:table-cell>
          <table:table-cell table:style-name="ce23" table:formula="of:=((1 - SUM([.H$5:.H$7])) / [.$L$14]) * [.$L13]" office:value-type="float" office:value="0.0109755665094507">
            <text:p>0.0109755665</text:p>
          </table:table-cell>
          <table:table-cell/>
          <table:table-cell office:value-type="string">
            <text:p>Inorganic ions</text:p>
          </table:table-cell>
          <table:table-cell table:number-columns-repeated="2" office:value-type="float" office:value="0.01">
            <text:p>0.01</text:p>
          </table:table-cell>
          <table:table-cell table:formula="of:=([.$K$18]/[.$L$14]) * [.L13]" office:value-type="float" office:value="0.0130704600518568">
            <text:p>0.0130704601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 table:number-columns-repeated="5"/>
          <table:table-cell table:style-name="ce24"/>
          <table:table-cell/>
          <table:table-cell office:value-type="string">
            <text:p>Non-(protein,RNA,DNA) fraction</text:p>
          </table:table-cell>
          <table:table-cell table:formula="of:=SUM([.K8:.K13])" office:value-type="float" office:value="0.214">
            <text:p>0.214</text:p>
          </table:table-cell>
          <table:table-cell table:formula="of:=SUM([.L8:.L13])" office:value-type="float" office:value="0.1956">
            <text:p>0.1956</text:p>
          </table:table-cell>
          <table:table-cell table:formula="of:=([.$K$18]/[.$L$14]) * [.L14]" office:value-type="float" office:value="0.255658198614319">
            <text:p>0.2556581986</text:p>
          </table:table-cell>
          <table:table-cell table:number-columns-repeated="1011"/>
        </table:table-row>
        <table:table-row table:style-name="ro1">
          <table:table-cell/>
          <table:table-cell table:style-name="ce11" office:value-type="string">
            <text:p>Sum of fractions (should be 1)</text:p>
          </table:table-cell>
          <table:table-cell table:style-name="ce18"/>
          <table:table-cell table:style-name="ce18" table:formula="of:=SUM([.D5:.D13])" office:value-type="float" office:value="1">
            <text:p>1</text:p>
          </table:table-cell>
          <table:table-cell table:style-name="ce18" table:formula="of:=SUM([.E5:.E13])" office:value-type="float" office:value="1">
            <text:p>1</text:p>
          </table:table-cell>
          <table:table-cell table:style-name="ce18" table:formula="of:=SUM([.F5:.F13])" office:value-type="float" office:value="1">
            <text:p>1</text:p>
          </table:table-cell>
          <table:table-cell table:style-name="ce18" table:formula="of:=SUM([.G5:.G13])" office:value-type="float" office:value="1">
            <text:p>1</text:p>
          </table:table-cell>
          <table:table-cell table:style-name="ce25" table:formula="of:=SUM([.H5:.H13])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Note: Lipid and murein fractions could/should probably be estimated better (e.g., scaled based on surface area of the cell at different growth rates)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>
            <text:p>Non-(protein,RNA,DNA) fraction calculated at 40 min</text:p>
          </table:table-cell>
          <table:table-cell table:formula="of:=1-SUM([.F5:.F7])" office:value-type="float" office:value="0.255658198614319">
            <text:p>0.2556581986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pid Fraction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1009" table:default-cell-style-name="ce1"/>
        <table:table-row table:style-name="ro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7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8" office:value-type="string">
            <text:p>Metabolite</text:p>
          </table:table-cell>
          <table:table-cell table:style-name="ce40" office:value-type="string">
            <text:p>Location</text:p>
          </table:table-cell>
          <table:table-cell table:style-name="ce52" office:value-type="string">
            <text:p>fraction of lipid mass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cytoplasm</text:p>
          </table:table-cell>
          <table:table-cell table:style-name="ce53" table:formula="of:=[.G39]" office:value-type="float" office:value="0.0920103159411088">
            <text:p>0.0920103159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29" office:value-type="string">
            <text:p>pe160</text:p>
          </table:table-cell>
          <table:table-cell table:style-name="ce41" office:value-type="string">
            <text:p>periplasm</text:p>
          </table:table-cell>
          <table:table-cell table:style-name="ce53" table:formula="of:=[.G40]" office:value-type="float" office:value="0.236597955277137">
            <text:p>0.236597955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cytoplasm</text:p>
          </table:table-cell>
          <table:table-cell table:style-name="ce53" table:formula="of:=[.G41]" office:value-type="float" office:value="0.0711465905877509">
            <text:p>0.07114659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61</text:p>
          </table:table-cell>
          <table:table-cell table:style-name="ce41" office:value-type="string">
            <text:p>periplasm</text:p>
          </table:table-cell>
          <table:table-cell table:style-name="ce53" table:formula="of:=[.G42]" office:value-type="float" office:value="0.182948375797074">
            <text:p>0.18294837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cytoplasm</text:p>
          </table:table-cell>
          <table:table-cell table:style-name="ce53" table:formula="of:=[.G43]" office:value-type="float" office:value="0.0396601261794491">
            <text:p>0.039660126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e181</text:p>
          </table:table-cell>
          <table:table-cell table:style-name="ce41" office:value-type="string">
            <text:p>periplasm</text:p>
          </table:table-cell>
          <table:table-cell table:style-name="ce53" table:formula="of:=[.G44]" office:value-type="float" office:value="0.101983181604298">
            <text:p>0.101983181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cytoplasm</text:p>
          </table:table-cell>
          <table:table-cell table:style-name="ce53" table:formula="of:=[.G45]" office:value-type="float" office:value="0.0443064600464435">
            <text:p>0.0443064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0</text:p>
          </table:table-cell>
          <table:table-cell table:style-name="ce41" office:value-type="string">
            <text:p>periplasm</text:p>
          </table:table-cell>
          <table:table-cell table:style-name="ce53" table:formula="of:=[.G46]" office:value-type="float" office:value="0.0379769657540945">
            <text:p>0.0379769658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cytoplasm</text:p>
          </table:table-cell>
          <table:table-cell table:style-name="ce53" table:formula="of:=[.G47]" office:value-type="float" office:value="0.0342681284260845">
            <text:p>0.0342681284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61</text:p>
          </table:table-cell>
          <table:table-cell table:style-name="ce41" office:value-type="string">
            <text:p>periplasm</text:p>
          </table:table-cell>
          <table:table-cell table:style-name="ce53" table:formula="of:=[.G48]" office:value-type="float" office:value="0.0293726815080724">
            <text:p>0.0293726815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cytoplasm</text:p>
          </table:table-cell>
          <table:table-cell table:style-name="ce53" table:formula="of:=[.G49]" office:value-type="float" office:value="0.0190423107090046">
            <text:p>0.0190423107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pg181</text:p>
          </table:table-cell>
          <table:table-cell table:style-name="ce41" office:value-type="string">
            <text:p>periplasm</text:p>
          </table:table-cell>
          <table:table-cell table:style-name="ce53" table:formula="of:=[.G50]" office:value-type="float" office:value="0.0163219806077182">
            <text:p>0.0163219806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0</text:p>
          </table:table-cell>
          <table:table-cell table:style-name="ce41" office:value-type="string">
            <text:p>periplasm</text:p>
          </table:table-cell>
          <table:table-cell table:style-name="ce53" table:formula="of:=[.G51]" office:value-type="float" office:value="0.0427979360723886">
            <text:p>0.042797936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61</text:p>
          </table:table-cell>
          <table:table-cell table:style-name="ce41" office:value-type="string">
            <text:p>periplasm</text:p>
          </table:table-cell>
          <table:table-cell table:style-name="ce53" table:formula="of:=[.G52]" office:value-type="float" office:value="0.0330887202647464">
            <text:p>0.0330887203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0" office:value-type="string">
            <text:p>clpn181</text:p>
          </table:table-cell>
          <table:table-cell table:style-name="ce42" office:value-type="string">
            <text:p>periplasm</text:p>
          </table:table-cell>
          <table:table-cell table:style-name="ce53" table:formula="of:=[.G53]" office:value-type="float" office:value="0.0184782712246304">
            <text:p>0.0184782712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1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18])" office:value-type="float" office:value="1">
            <text:p>1</text:p>
          </table:table-cell>
          <table:table-cell table:style-name="ce38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 table:number-rows-repeated="2">
          <table:table-cell/>
          <table:table-cell table:style-name="ce26"/>
          <table:table-cell table:style-name="ce38" table:number-columns-repeated="3"/>
          <table:table-cell table:style-name="ce57"/>
          <table:table-cell table:style-name="ce62"/>
          <table:table-cell table:style-name="Default"/>
          <table:table-cell table:style-name="ce69"/>
          <table:table-cell table:style-name="ce78" table:number-columns-repeated="6"/>
          <table:table-cell table:number-columns-repeated="1009"/>
        </table:table-row>
        <table:table-row table:style-name="ro2">
          <table:table-cell/>
          <table:table-cell table:style-name="ce32" office:value-type="string" table:number-columns-spanned="4" table:number-rows-spanned="1">
            <text:p>From “biomass_WT”</text:p>
          </table:table-cell>
          <table:covered-table-cell table:number-columns-repeated="3" table:style-name="ce44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table:style-name="ce70" office:value-type="string" table:number-columns-spanned="7" table:number-rows-spanned="1">
            <text:p>From “lipids”</text:p>
          </table:table-cell>
          <table:covered-table-cell table:number-columns-repeated="5" table:style-name="ce19"/>
          <table:covered-table-cell table:style-name="ce20"/>
          <table:table-cell table:number-columns-repeated="1009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5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table:style-name="ce8" office:value-type="string">
            <text:p>fraction of each metabolite in the designated compartment</text:p>
          </table:table-cell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441644592892441">
            <text:p>0.044164</text:p>
          </table:table-cell>
          <table:table-cell table:style-name="ce50" office:value-type="float" office:value="691.972">
            <text:p>691.972</text:p>
          </table:table-cell>
          <table:table-cell table:style-name="ce47" table:formula="of:=[.E24]*[.D24]/1000" office:value-type="float" office:value="0.0305605692232968">
            <text:p>0.0305605692</text:p>
          </table:table-cell>
          <table:table-cell table:style-name="ce65" table:formula="of:=[.F24]/[.$F$33]" office:value-type="float" office:value="0.328608271218246">
            <text:p>0.3286082712</text:p>
          </table:table-cell>
          <table:table-cell table:style-name="Default"/>
          <table:table-cell table:style-name="ce8"/>
          <table:table-cell office:value-type="string">
            <text:p>pe</text:p>
          </table:table-cell>
          <table:table-cell office:value-type="string">
            <text:p>pg</text:p>
          </table:table-cell>
          <table:table-cell office:value-type="string">
            <text:p>clpn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343501350027454">
            <text:p>0.034350</text:p>
          </table:table-cell>
          <table:table-cell table:style-name="ce50" office:value-type="float" office:value="687.94">
            <text:p>687.94</text:p>
          </table:table-cell>
          <table:table-cell table:style-name="ce47" table:formula="of:=[.E25]*[.D25]/1000" office:value-type="float" office:value="0.0236308318737887">
            <text:p>0.0236308319</text:p>
          </table:table-cell>
          <table:table-cell table:style-name="ce65" table:formula="of:=[.F25]/[.$F$33]" office:value-type="float" office:value="0.254094966384825">
            <text:p>0.2540949664</text:p>
          </table:table-cell>
          <table:table-cell table:style-name="Default"/>
          <table:table-cell table:style-name="ce8" office:value-type="string">
            <text:p>cytoplasm</text:p>
          </table:table-cell>
          <table:table-cell office:value-type="float" office:value="0.28">
            <text:p>0.28</text:p>
          </table:table-cell>
          <table:table-cell office:value-type="float" office:value="0.538461538461539">
            <text:p>0.538461538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e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77042712619192">
            <text:p>0.017704</text:p>
          </table:table-cell>
          <table:table-cell table:style-name="ce50" office:value-type="float" office:value="744.048">
            <text:p>744.048</text:p>
          </table:table-cell>
          <table:table-cell table:style-name="ce47" table:formula="of:=[.E26]*[.D26]/1000" office:value-type="float" office:value="0.0131728276238885">
            <text:p>0.0131728276</text:p>
          </table:table-cell>
          <table:table-cell table:style-name="ce65" table:formula="of:=[.F26]/[.$F$33]" office:value-type="float" office:value="0.141643307783747">
            <text:p>0.1416433078</text:p>
          </table:table-cell>
          <table:table-cell table:style-name="Default"/>
          <table:table-cell table:style-name="ce8" office:value-type="string">
            <text:p>periplasm</text:p>
          </table:table-cell>
          <table:table-cell office:value-type="float" office:value="0.72">
            <text:p>0.72</text:p>
          </table:table-cell>
          <table:table-cell office:value-type="float" office:value="0.461538461538462">
            <text:p>0.461538461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0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105992163145072">
            <text:p>0.010599</text:p>
          </table:table-cell>
          <table:table-cell table:style-name="ce50" office:value-type="float" office:value="721.974">
            <text:p>721.974</text:p>
          </table:table-cell>
          <table:table-cell table:style-name="ce47" table:formula="of:=[.E27]*[.D27]/1000" office:value-type="float" office:value="0.00765235859945002">
            <text:p>0.0076523586</text:p>
          </table:table-cell>
          <table:table-cell table:style-name="ce65" table:formula="of:=[.F27]/[.$F$33]" office:value-type="float" office:value="0.0822834258005379">
            <text:p>0.0822834258</text:p>
          </table:table-cell>
          <table:table-cell table:style-name="Default"/>
          <table:table-cell table:style-name="ce8"/>
          <table:table-cell table:number-columns-repeated="5"/>
          <table:table-cell table:style-name="ce24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6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824383491128334">
            <text:p>0.008244</text:p>
          </table:table-cell>
          <table:table-cell table:style-name="ce50" office:value-type="float" office:value="717.942">
            <text:p>717.942</text:p>
          </table:table-cell>
          <table:table-cell table:style-name="ce47" table:formula="of:=[.E28]*[.D28]/1000" office:value-type="float" office:value="0.00591859532387658">
            <text:p>0.0059185953</text:p>
          </table:table-cell>
          <table:table-cell table:style-name="ce65" table:formula="of:=[.F28]/[.$F$33]" office:value-type="float" office:value="0.0636408099341569">
            <text:p>0.0636408099</text:p>
          </table:table-cell>
          <table:table-cell table:style-name="Default"/>
          <table:table-cell table:style-name="ce71"/>
          <table:table-cell table:style-name="ce79" table:number-columns-repeated="2"/>
          <table:table-cell table:style-name="ce81" office:value-type="string">
            <text:p>molecular makeup of the phospholipid composition</text:p>
          </table:table-cell>
          <table:table-cell table:style-name="ce79"/>
          <table:table-cell table:style-name="ce82"/>
          <table:table-cell table:style-name="ce83"/>
          <table:table-cell table:number-columns-repeated="1009"/>
        </table:table-row>
        <table:table-row table:style-name="ro3">
          <table:table-cell/>
          <table:table-cell table:style-name="ce34" office:value-type="string">
            <text:p>pg181</text:p>
          </table:table-cell>
          <table:table-cell table:style-name="ce46" office:value-type="string">
            <text:p>cytoplasm / periplasm</text:p>
          </table:table-cell>
          <table:table-cell table:style-name="ce56" office:value-type="float" office:value="0.00424892331561943">
            <text:p>0.004249</text:p>
          </table:table-cell>
          <table:table-cell table:style-name="ce50" office:value-type="float" office:value="774.05">
            <text:p>774.05</text:p>
          </table:table-cell>
          <table:table-cell table:style-name="ce47" table:formula="of:=[.E29]*[.D29]/1000" office:value-type="float" office:value="0.00328887909245522">
            <text:p>0.0032888791</text:p>
          </table:table-cell>
          <table:table-cell table:style-name="ce65" table:formula="of:=[.F29]/[.$F$33]" office:value-type="float" office:value="0.0353642913167228">
            <text:p>0.0353642913</text:p>
          </table:table-cell>
          <table:table-cell table:style-name="Default"/>
          <table:table-cell table:style-name="ce72" office:value-type="string">
            <text:p>cellular location</text:p>
          </table:table-cell>
          <table:table-cell table:style-name="ce80" office:value-type="string">
            <text:p>% of total phospholipids</text:p>
          </table:table-cell>
          <table:table-cell table:style-name="ce80" office:value-type="string">
            <text:p>% LPS</text:p>
          </table:table-cell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style-name="ce84" office:value-type="string">
            <text:p>% of total phospholipids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0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94425881399333">
            <text:p>0.002944</text:p>
          </table:table-cell>
          <table:table-cell table:style-name="ce50" office:value-type="float" office:value="1351.854">
            <text:p>1351.854</text:p>
          </table:table-cell>
          <table:table-cell table:style-name="ce47" table:formula="of:=[.E30]*[.D30]/1000" office:value-type="float" office:value="0.00398020805473214">
            <text:p>0.0039802081</text:p>
          </table:table-cell>
          <table:table-cell table:style-name="ce65" table:formula="of:=[.F30]/[.$F$33]" office:value-type="float" office:value="0.0427979360723886">
            <text:p>0.0427979361</text:p>
          </table:table-cell>
          <table:table-cell table:style-name="Default"/>
          <table:table-cell table:style-name="ce73" office:value-type="string">
            <text:p>IM - cyto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75">
            <text:p>0.175</text:p>
          </table:table-cell>
          <table:table-cell table:style-name="ce79" office:value-type="float" office:value="0">
            <text:p>0</text:p>
          </table:table-cell>
          <table:table-cell table:style-name="ce85" table:formula="of:=SUM([.L30:.N30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6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228997907755037">
            <text:p>0.002290</text:p>
          </table:table-cell>
          <table:table-cell table:style-name="ce50" office:value-type="float" office:value="1343.79">
            <text:p>1343.79</text:p>
          </table:table-cell>
          <table:table-cell table:style-name="ce47" table:formula="of:=[.E31]*[.D31]/1000" office:value-type="float" office:value="0.00307725098462141">
            <text:p>0.003077251</text:p>
          </table:table-cell>
          <table:table-cell table:style-name="ce65" table:formula="of:=[.F31]/[.$F$33]" office:value-type="float" office:value="0.0330887202647464">
            <text:p>0.0330887203</text:p>
          </table:table-cell>
          <table:table-cell table:style-name="Default"/>
          <table:table-cell table:style-name="ce73" office:value-type="string">
            <text:p>IM - periplasmic face</text:p>
          </table:table-cell>
          <table:table-cell table:style-name="ce80" office:value-type="float" office:value="0.35">
            <text:p>0.35</text:p>
          </table:table-cell>
          <table:table-cell table:style-name="ce79" office:value-type="float" office:value="0">
            <text:p>0</text:p>
          </table:table-cell>
          <table:table-cell table:number-columns-repeated="2" table:style-name="ce79" office:value-type="float" office:value="0.15">
            <text:p>0.15</text:p>
          </table:table-cell>
          <table:table-cell table:style-name="ce79" office:value-type="float" office:value="0.05">
            <text:p>0.05</text:p>
          </table:table-cell>
          <table:table-cell table:style-name="ce85" table:formula="of:=SUM([.L31:.N31])" office:value-type="float" office:value="0.35">
            <text:p>0.35</text:p>
          </table:table-cell>
          <table:table-cell table:number-columns-repeated="1009"/>
        </table:table-row>
        <table:table-row table:style-name="ro3">
          <table:table-cell/>
          <table:table-cell table:style-name="ce34" office:value-type="string">
            <text:p>clpn181</text:p>
          </table:table-cell>
          <table:table-cell table:style-name="ce46" office:value-type="string">
            <text:p>periplasm</text:p>
          </table:table-cell>
          <table:table-cell table:style-name="ce56" office:value-type="float" office:value="0.00118026932848534">
            <text:p>0.001180</text:p>
          </table:table-cell>
          <table:table-cell table:style-name="ce50" office:value-type="float" office:value="1456.006">
            <text:p>1456.006</text:p>
          </table:table-cell>
          <table:table-cell table:style-name="ce47" table:formula="of:=[.E32]*[.D32]/1000" office:value-type="float" office:value="0.00171847922389063">
            <text:p>0.0017184792</text:p>
          </table:table-cell>
          <table:table-cell table:style-name="ce65" table:formula="of:=[.F32]/[.$F$33]" office:value-type="float" office:value="0.0184782712246304">
            <text:p>0.0184782712</text:p>
          </table:table-cell>
          <table:table-cell table:style-name="Default"/>
          <table:table-cell table:style-name="ce73" office:value-type="string">
            <text:p>OM - periplasmic face</text:p>
          </table:table-cell>
          <table:table-cell table:style-name="ce80" office:value-type="float" office:value="0.3">
            <text:p>0.3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0.3">
            <text:p>0.3</text:p>
          </table:table-cell>
          <table:table-cell table:number-columns-repeated="2" table:style-name="ce79" office:value-type="float" office:value="0">
            <text:p>0</text:p>
          </table:table-cell>
          <table:table-cell table:style-name="ce85" table:formula="of:=SUM([.L32:.N32])" office:value-type="float" office:value="0.3">
            <text:p>0.3</text:p>
          </table:table-cell>
          <table:table-cell table:number-columns-repeated="1009"/>
        </table:table-row>
        <table:table-row table:style-name="ro3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 table:style-name="ce47"/>
          <table:table-cell table:style-name="ce60" table:formula="of:=SUM([.F24:.F32])" office:value-type="float" office:value="0.0929999999999999">
            <text:p>0.0930</text:p>
          </table:table-cell>
          <table:table-cell table:style-name="ce66" table:formula="of:=SUM([.G24:.G32])" office:value-type="float" office:value="1">
            <text:p>1.0000</text:p>
          </table:table-cell>
          <table:table-cell table:style-name="Default"/>
          <table:table-cell table:style-name="ce73" office:value-type="string">
            <text:p>OM - extracellulat face</text:p>
          </table:table-cell>
          <table:table-cell table:style-name="ce80" office:value-type="float" office:value="0">
            <text:p>0</text:p>
          </table:table-cell>
          <table:table-cell table:style-name="ce79" office:value-type="float" office:value="1">
            <text:p>1</text:p>
          </table:table-cell>
          <table:table-cell table:number-columns-repeated="3" table:style-name="ce79" office:value-type="float" office:value="0">
            <text:p>0</text:p>
          </table:table-cell>
          <table:table-cell table:style-name="ce85" table:formula="of:=SUM([.L33:.N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74" office:value-type="string">
            <text:p>total</text:p>
          </table:table-cell>
          <table:table-cell table:style-name="ce18" table:formula="of:=SUM([.J30:.J33])" office:value-type="float" office:value="1">
            <text:p>1</text:p>
          </table:table-cell>
          <table:table-cell table:style-name="ce18" table:formula="of:=SUM([.K30:.K33])" office:value-type="float" office:value="1">
            <text:p>1</text:p>
          </table:table-cell>
          <table:table-cell table:style-name="ce18" table:formula="of:=SUM([.L30:.L33])" office:value-type="float" office:value="0.625">
            <text:p>0.625</text:p>
          </table:table-cell>
          <table:table-cell table:style-name="ce18" table:formula="of:=SUM([.M30:.M33])" office:value-type="float" office:value="0.325">
            <text:p>0.325</text:p>
          </table:table-cell>
          <table:table-cell table:style-name="ce18" table:formula="of:=SUM([.N30:.N33])" office:value-type="float" office:value="0.05">
            <text:p>0.05</text:p>
          </table:table-cell>
          <table:table-cell table:style-name="ce25" table:formula="of:=SUM([.O30:.O3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/>
          <table:table-cell office:value-type="string">
            <text:p>This data should have been in Feist's “biomass_WT” worksheet, but was summarized as in the above table</text:p>
          </table:table-cell>
          <table:table-cell table:style-name="Default" table:number-columns-repeated="6"/>
          <table:table-cell table:style-name="ce75" office:value-type="string">
            <text:p>cellular location</text:p>
          </table:table-cell>
          <table:table-cell table:number-columns-repeated="2"/>
          <table:table-cell table:style-name="ce80" office:value-type="string">
            <text:p>pe</text:p>
          </table:table-cell>
          <table:table-cell table:style-name="ce80" office:value-type="string">
            <text:p>pg</text:p>
          </table:table-cell>
          <table:table-cell table:style-name="ce80" office:value-type="string">
            <text:p>clpn</text:p>
          </table:table-cell>
          <table:table-cell table:number-columns-repeated="1010"/>
        </table:table-row>
        <table:table-row table:style-name="ro4">
          <table:table-cell/>
          <table:table-cell table:style-name="ce36" office:value-type="string" table:number-columns-spanned="4" table:number-rows-spanned="1">
            <text:p>If we want to use just Feist's compartments</text:p>
            <text:p>(i.e. no explicit compartments for inner and outer membranes)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3"/>
          <table:table-cell table:style-name="Default"/>
          <table:table-cell office:value-type="string">
            <text:p>Inner Membrane</text:p>
          </table:table-cell>
          <table:table-cell table:number-columns-repeated="2"/>
          <table:table-cell table:formula="of:=SUM([.L30:.L31])/[.L$34]" office:value-type="float" office:value="0.52">
            <text:p>0.52</text:p>
          </table:table-cell>
          <table:table-cell table:formula="of:=SUM([.M30:.M31])/[.M$34]" office:value-type="float" office:value="1">
            <text:p>1</text:p>
          </table:table-cell>
          <table:table-cell table:formula="of:=SUM([.N30:.N31])/[.N$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9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style-name="Default"/>
          <table:table-cell office:value-type="string">
            <text:p>Outer Membrane</text:p>
          </table:table-cell>
          <table:table-cell table:number-columns-repeated="2"/>
          <table:table-cell table:formula="of:=SUM([.L32:.L33])/[.L$34]" office:value-type="float" office:value="0.48">
            <text:p>0.48</text:p>
          </table:table-cell>
          <table:table-cell table:formula="of:=SUM([.M32:.M33])/[.M$34]" office:value-type="float" office:value="0">
            <text:p>0</text:p>
          </table:table-cell>
          <table:table-cell table:formula="of:=SUM([.N32:.N33])/[.N$34]" office:value-type="float" office:value="0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cytoplasm</text:p>
          </table:table-cell>
          <table:table-cell table:style-name="ce50" table:formula="of:=VLOOKUP([.B39];[.$B$24:.$D$32];3;0) * VLOOKUP([.C39];[.$I$25:.$L$26];2;0)" office:value-type="float" office:value="0.0123660486009883">
            <text:p>0.0123660486</text:p>
          </table:table-cell>
          <table:table-cell table:style-name="ce49" table:formula="of:=VLOOKUP([.B39];[.$B$24:.$E$32]; 4; 0)" office:value-type="float" office:value="691.972">
            <text:p>691.972</text:p>
          </table:table-cell>
          <table:table-cell table:style-name="ce47" table:formula="of:=[.E39]*[.D39]/1000" office:value-type="float" office:value="0.00855695938252311">
            <text:p>0.0085569594</text:p>
          </table:table-cell>
          <table:table-cell table:style-name="ce65" table:formula="of:=[.F39]/[.$F$54]" office:value-type="float" office:value="0.0920103159411088">
            <text:p>0.092010315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periplasm</text:p>
          </table:table-cell>
          <table:table-cell table:style-name="ce50" table:formula="of:=VLOOKUP([.B40];[.$B$24:.$D$32];3;0) * VLOOKUP([.C40];[.$I$25:.$L$26];2;0)" office:value-type="float" office:value="0.0317984106882558">
            <text:p>0.0317984107</text:p>
          </table:table-cell>
          <table:table-cell table:style-name="ce49" table:formula="of:=VLOOKUP([.B40];[.$B$24:.$E$32]; 4; 0)" office:value-type="float" office:value="691.972">
            <text:p>691.972</text:p>
          </table:table-cell>
          <table:table-cell table:style-name="ce47" table:formula="of:=[.E40]*[.D40]/1000" office:value-type="float" office:value="0.0220036098407737">
            <text:p>0.0220036098</text:p>
          </table:table-cell>
          <table:table-cell table:style-name="ce65" table:formula="of:=[.F40]/[.$F$54]" office:value-type="float" office:value="0.236597955277137">
            <text:p>0.2365979553</text:p>
          </table:table-cell>
          <table:table-cell/>
          <table:table-cell table:style-name="ce76"/>
          <table:table-cell table:number-columns-repeated="1015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cytoplasm</text:p>
          </table:table-cell>
          <table:table-cell table:style-name="ce50" table:formula="of:=VLOOKUP([.B41];[.$B$24:.$D$32];3;0) * VLOOKUP([.C41];[.$I$25:.$L$26];2;0)" office:value-type="float" office:value="0.00961803780076871">
            <text:p>0.0096180378</text:p>
          </table:table-cell>
          <table:table-cell table:style-name="ce49" table:formula="of:=VLOOKUP([.B41];[.$B$24:.$E$32]; 4; 0)" office:value-type="float" office:value="687.94">
            <text:p>687.94</text:p>
          </table:table-cell>
          <table:table-cell table:style-name="ce47" table:formula="of:=[.E41]*[.D41]/1000" office:value-type="float" office:value="0.00661663292466083">
            <text:p>0.0066166329</text:p>
          </table:table-cell>
          <table:table-cell table:style-name="ce65" table:formula="of:=[.F41]/[.$F$54]" office:value-type="float" office:value="0.0711465905877509">
            <text:p>0.07114659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periplasm</text:p>
          </table:table-cell>
          <table:table-cell table:style-name="ce50" table:formula="of:=VLOOKUP([.B42];[.$B$24:.$D$32];3;0) * VLOOKUP([.C42];[.$I$25:.$L$26];2;0)" office:value-type="float" office:value="0.0247320972019767">
            <text:p>0.0247320972</text:p>
          </table:table-cell>
          <table:table-cell table:style-name="ce49" table:formula="of:=VLOOKUP([.B42];[.$B$24:.$E$32]; 4; 0)" office:value-type="float" office:value="687.94">
            <text:p>687.94</text:p>
          </table:table-cell>
          <table:table-cell table:style-name="ce47" table:formula="of:=[.E42]*[.D42]/1000" office:value-type="float" office:value="0.0170141989491278">
            <text:p>0.0170141989</text:p>
          </table:table-cell>
          <table:table-cell table:style-name="ce65" table:formula="of:=[.F42]/[.$F$54]" office:value-type="float" office:value="0.182948375797074">
            <text:p>0.18294837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cytoplasm</text:p>
          </table:table-cell>
          <table:table-cell table:style-name="ce50" table:formula="of:=VLOOKUP([.B43];[.$B$24:.$D$32];3;0) * VLOOKUP([.C43];[.$I$25:.$L$26];2;0)" office:value-type="float" office:value="0.00495719595333738">
            <text:p>0.004957196</text:p>
          </table:table-cell>
          <table:table-cell table:style-name="ce49" table:formula="of:=VLOOKUP([.B43];[.$B$24:.$E$32]; 4; 0)" office:value-type="float" office:value="744.048">
            <text:p>744.048</text:p>
          </table:table-cell>
          <table:table-cell table:style-name="ce47" table:formula="of:=[.E43]*[.D43]/1000" office:value-type="float" office:value="0.00368839173468877">
            <text:p>0.0036883917</text:p>
          </table:table-cell>
          <table:table-cell table:style-name="ce65" table:formula="of:=[.F43]/[.$F$54]" office:value-type="float" office:value="0.0396601261794491">
            <text:p>0.039660126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periplasm</text:p>
          </table:table-cell>
          <table:table-cell table:style-name="ce50" table:formula="of:=VLOOKUP([.B44];[.$B$24:.$D$32];3;0) * VLOOKUP([.C44];[.$I$25:.$L$26];2;0)" office:value-type="float" office:value="0.0127470753085818">
            <text:p>0.0127470753</text:p>
          </table:table-cell>
          <table:table-cell table:style-name="ce49" table:formula="of:=VLOOKUP([.B44];[.$B$24:.$E$32]; 4; 0)" office:value-type="float" office:value="744.048">
            <text:p>744.048</text:p>
          </table:table-cell>
          <table:table-cell table:style-name="ce47" table:formula="of:=[.E44]*[.D44]/1000" office:value-type="float" office:value="0.00948443588919969">
            <text:p>0.0094844359</text:p>
          </table:table-cell>
          <table:table-cell table:style-name="ce65" table:formula="of:=[.F44]/[.$F$54]" office:value-type="float" office:value="0.101983181604298">
            <text:p>0.101983181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cytoplasm</text:p>
          </table:table-cell>
          <table:table-cell table:style-name="ce50" table:formula="of:=VLOOKUP([.B45];[.$B$24:.$D$32];3;0) * VLOOKUP([.C45];[.$I$25:.$L$26];3;0)" office:value-type="float" office:value="0.00570727032319619">
            <text:p>0.0057072703</text:p>
          </table:table-cell>
          <table:table-cell table:style-name="ce49" table:formula="of:=VLOOKUP([.B45];[.$B$24:.$E$32]; 4; 0)" office:value-type="float" office:value="721.974">
            <text:p>721.974</text:p>
          </table:table-cell>
          <table:table-cell table:style-name="ce47" table:formula="of:=[.E45]*[.D45]/1000" office:value-type="float" office:value="0.00412050078431925">
            <text:p>0.0041205008</text:p>
          </table:table-cell>
          <table:table-cell table:style-name="ce65" table:formula="of:=[.F45]/[.$F$54]" office:value-type="float" office:value="0.0443064600464435">
            <text:p>0.0443064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periplasm</text:p>
          </table:table-cell>
          <table:table-cell table:style-name="ce50" table:formula="of:=VLOOKUP([.B46];[.$B$24:.$D$32];3;0) * VLOOKUP([.C46];[.$I$25:.$L$26];3;0)" office:value-type="float" office:value="0.00489194599131102">
            <text:p>0.004891946</text:p>
          </table:table-cell>
          <table:table-cell table:style-name="ce49" table:formula="of:=VLOOKUP([.B46];[.$B$24:.$E$32]; 4; 0)" office:value-type="float" office:value="721.974">
            <text:p>721.974</text:p>
          </table:table-cell>
          <table:table-cell table:style-name="ce47" table:formula="of:=[.E46]*[.D46]/1000" office:value-type="float" office:value="0.00353185781513078">
            <text:p>0.0035318578</text:p>
          </table:table-cell>
          <table:table-cell table:style-name="ce65" table:formula="of:=[.F46]/[.$F$54]" office:value-type="float" office:value="0.0379769657540945">
            <text:p>0.03797696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cytoplasm</text:p>
          </table:table-cell>
          <table:table-cell table:style-name="ce50" table:formula="of:=VLOOKUP([.B47];[.$B$24:.$D$32];3;0) * VLOOKUP([.C47];[.$I$25:.$L$26];3;0)" office:value-type="float" office:value="0.00443898802915257">
            <text:p>0.004438988</text:p>
          </table:table-cell>
          <table:table-cell table:style-name="ce49" table:formula="of:=VLOOKUP([.B47];[.$B$24:.$E$32]; 4; 0)" office:value-type="float" office:value="717.942">
            <text:p>717.942</text:p>
          </table:table-cell>
          <table:table-cell table:style-name="ce47" table:formula="of:=[.E47]*[.D47]/1000" office:value-type="float" office:value="0.00318693594362586">
            <text:p>0.0031869359</text:p>
          </table:table-cell>
          <table:table-cell table:style-name="ce65" table:formula="of:=[.F47]/[.$F$54]" office:value-type="float" office:value="0.0342681284260845">
            <text:p>0.0342681284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periplasm</text:p>
          </table:table-cell>
          <table:table-cell table:style-name="ce50" table:formula="of:=VLOOKUP([.B48];[.$B$24:.$D$32];3;0) * VLOOKUP([.C48];[.$I$25:.$L$26];3;0)" office:value-type="float" office:value="0.00380484688213078">
            <text:p>0.0038048469</text:p>
          </table:table-cell>
          <table:table-cell table:style-name="ce49" table:formula="of:=VLOOKUP([.B48];[.$B$24:.$E$32]; 4; 0)" office:value-type="float" office:value="717.942">
            <text:p>717.942</text:p>
          </table:table-cell>
          <table:table-cell table:style-name="ce47" table:formula="of:=[.E48]*[.D48]/1000" office:value-type="float" office:value="0.00273165938025073">
            <text:p>0.0027316594</text:p>
          </table:table-cell>
          <table:table-cell table:style-name="ce65" table:formula="of:=[.F48]/[.$F$54]" office:value-type="float" office:value="0.0293726815080724">
            <text:p>0.029372681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cytoplasm</text:p>
          </table:table-cell>
          <table:table-cell table:style-name="ce50" table:formula="of:=VLOOKUP([.B49];[.$B$24:.$D$32];3;0) * VLOOKUP([.C49];[.$I$25:.$L$26];3;0)" office:value-type="float" office:value="0.00228788178533354">
            <text:p>0.0022878818</text:p>
          </table:table-cell>
          <table:table-cell table:style-name="ce49" table:formula="of:=VLOOKUP([.B49];[.$B$24:.$E$32]; 4; 0)" office:value-type="float" office:value="774.05">
            <text:p>774.05</text:p>
          </table:table-cell>
          <table:table-cell table:style-name="ce47" table:formula="of:=[.E49]*[.D49]/1000" office:value-type="float" office:value="0.00177093489593743">
            <text:p>0.0017709349</text:p>
          </table:table-cell>
          <table:table-cell table:style-name="ce65" table:formula="of:=[.F49]/[.$F$54]" office:value-type="float" office:value="0.0190423107090046">
            <text:p>0.0190423107</text:p>
          </table:table-cell>
          <table:table-cell/>
          <table:table-cell table:style-name="ce77"/>
          <table:table-cell table:number-columns-repeated="1015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periplasm</text:p>
          </table:table-cell>
          <table:table-cell table:style-name="ce50" table:formula="of:=VLOOKUP([.B50];[.$B$24:.$D$32];3;0) * VLOOKUP([.C50];[.$I$25:.$L$26];3;0)" office:value-type="float" office:value="0.00196104153028589">
            <text:p>0.0019610415</text:p>
          </table:table-cell>
          <table:table-cell table:style-name="ce49" table:formula="of:=VLOOKUP([.B50];[.$B$24:.$E$32]; 4; 0)" office:value-type="float" office:value="774.05">
            <text:p>774.05</text:p>
          </table:table-cell>
          <table:table-cell table:style-name="ce47" table:formula="of:=[.E50]*[.D50]/1000" office:value-type="float" office:value="0.0015179441965178">
            <text:p>0.0015179442</text:p>
          </table:table-cell>
          <table:table-cell table:style-name="ce65" table:formula="of:=[.F50]/[.$F$54]" office:value-type="float" office:value="0.0163219806077182">
            <text:p>0.01632198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periplasm</text:p>
          </table:table-cell>
          <table:table-cell table:style-name="ce50" table:formula="of:=VLOOKUP([.B51];[.$B$24:.$D$32];3;0) * VLOOKUP([.C51];[.$I$25:.$L$26];4;0)" office:value-type="float" office:value="0.00294425881399333">
            <text:p>0.0029442588</text:p>
          </table:table-cell>
          <table:table-cell table:style-name="ce49" table:formula="of:=VLOOKUP([.B51];[.$B$24:.$E$32]; 4; 0)" office:value-type="float" office:value="1351.854">
            <text:p>1351.854</text:p>
          </table:table-cell>
          <table:table-cell table:style-name="ce47" table:formula="of:=[.E51]*[.D51]/1000" office:value-type="float" office:value="0.00398020805473214">
            <text:p>0.0039802081</text:p>
          </table:table-cell>
          <table:table-cell table:style-name="ce65" table:formula="of:=[.F51]/[.$F$54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periplasm</text:p>
          </table:table-cell>
          <table:table-cell table:style-name="ce50" table:formula="of:=VLOOKUP([.B52];[.$B$24:.$D$32];3;0) * VLOOKUP([.C52];[.$I$25:.$L$26];4;0)" office:value-type="float" office:value="0.00228997907755037">
            <text:p>0.0022899791</text:p>
          </table:table-cell>
          <table:table-cell table:style-name="ce49" table:formula="of:=VLOOKUP([.B52];[.$B$24:.$E$32]; 4; 0)" office:value-type="float" office:value="1343.79">
            <text:p>1343.79</text:p>
          </table:table-cell>
          <table:table-cell table:style-name="ce47" table:formula="of:=[.E52]*[.D52]/1000" office:value-type="float" office:value="0.00307725098462141">
            <text:p>0.003077251</text:p>
          </table:table-cell>
          <table:table-cell table:style-name="ce65" table:formula="of:=[.F52]/[.$F$54]" office:value-type="float" office:value="0.0330887202647464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periplasm</text:p>
          </table:table-cell>
          <table:table-cell table:style-name="ce50" table:formula="of:=VLOOKUP([.B53];[.$B$24:.$D$32];3;0) * VLOOKUP([.C53];[.$I$25:.$L$26];4;0)" office:value-type="float" office:value="0.00118026932848534">
            <text:p>0.0011802693</text:p>
          </table:table-cell>
          <table:table-cell table:style-name="ce49" table:formula="of:=VLOOKUP([.B53];[.$B$24:.$E$32]; 4; 0)" office:value-type="float" office:value="1456.006">
            <text:p>1456.006</text:p>
          </table:table-cell>
          <table:table-cell table:style-name="ce47" table:formula="of:=[.E53]*[.D53]/1000" office:value-type="float" office:value="0.00171847922389063">
            <text:p>0.0017184792</text:p>
          </table:table-cell>
          <table:table-cell table:style-name="ce65" table:formula="of:=[.F53]/[.$F$54]" office:value-type="float" office:value="0.0184782712246304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39:.F53])" office:value-type="float" office:value="0.093">
            <text:p>0.093</text:p>
          </table:table-cell>
          <table:table-cell table:style-name="ce67" table:formula="of:=SUM([.G39:.G53])" office:value-type="float" office:value="1">
            <text:p>1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/>
          <table:table-cell office:value-type="string">
            <text:p>Given that our model has inner and outer membranes as compartments, we may someday want to use this data</text:p>
          </table:table-cell>
          <table:table-cell table:style-name="Default" table:number-columns-repeated="5"/>
          <table:table-cell table:number-columns-repeated="1017"/>
        </table:table-row>
        <table:table-row table:style-name="ro1">
          <table:table-cell table:style-name="Default"/>
          <table:table-cell table:style-name="ce36" office:value-type="string" table:number-columns-spanned="4" table:number-rows-spanned="1">
            <text:p>If we want to put things in the inner and outer membranes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5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lipid mass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0];[.$B$24:.$D$32];3;0) * VLOOKUP([.C60];[.$I$37:.$N$38];4;0)" office:value-type="float" office:value="0.0229655188304069">
            <text:p>0.0229655188</text:p>
          </table:table-cell>
          <table:table-cell table:style-name="ce49" table:formula="of:=VLOOKUP([.B60];[.$B$24:.$E$32]; 4; 0)" office:value-type="float" office:value="691.972">
            <text:p>691.972</text:p>
          </table:table-cell>
          <table:table-cell table:style-name="ce47" table:formula="of:=[.D60]*[.E60]/1000" office:value-type="float" office:value="0.0158914959961143">
            <text:p>0.015891496</text:p>
          </table:table-cell>
          <table:table-cell table:style-name="ce65" table:formula="of:=[.F60]/[.$F$75]" office:value-type="float" office:value="0.170876301033488">
            <text:p>0.17087630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e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1];[.$B$24:.$D$32];3;0) * VLOOKUP([.C61];[.$I$37:.$N$38];4;0)" office:value-type="float" office:value="0.0211989404588372">
            <text:p>0.0211989405</text:p>
          </table:table-cell>
          <table:table-cell table:style-name="ce49" table:formula="of:=VLOOKUP([.B61];[.$B$24:.$E$32]; 4; 0)" office:value-type="float" office:value="691.972">
            <text:p>691.972</text:p>
          </table:table-cell>
          <table:table-cell table:style-name="ce47" table:formula="of:=[.D61]*[.E61]/1000" office:value-type="float" office:value="0.0146690732271825">
            <text:p>0.0146690732</text:p>
          </table:table-cell>
          <table:table-cell table:style-name="ce65" table:formula="of:=[.F61]/[.$F$75]" office:value-type="float" office:value="0.157731970184758">
            <text:p>0.157731970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2];[.$B$24:.$D$32];3;0) * VLOOKUP([.C62];[.$I$37:.$N$38];4;0)" office:value-type="float" office:value="0.0178620702014276">
            <text:p>0.0178620702</text:p>
          </table:table-cell>
          <table:table-cell table:style-name="ce49" table:formula="of:=VLOOKUP([.B62];[.$B$24:.$E$32]; 4; 0)" office:value-type="float" office:value="687.94">
            <text:p>687.94</text:p>
          </table:table-cell>
          <table:table-cell table:style-name="ce47" table:formula="of:=[.D62]*[.E62]/1000" office:value-type="float" office:value="0.0122880325743701">
            <text:p>0.0122880326</text:p>
          </table:table-cell>
          <table:table-cell table:style-name="ce65" table:formula="of:=[.F62]/[.$F$75]" office:value-type="float" office:value="0.132129382520109">
            <text:p>0.1321293825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3];[.$B$24:.$D$32];3;0) * VLOOKUP([.C63];[.$I$37:.$N$38];4;0)" office:value-type="float" office:value="0.0164880648013178">
            <text:p>0.0164880648</text:p>
          </table:table-cell>
          <table:table-cell table:style-name="ce49" table:formula="of:=VLOOKUP([.B63];[.$B$24:.$E$32]; 4; 0)" office:value-type="float" office:value="687.94">
            <text:p>687.94</text:p>
          </table:table-cell>
          <table:table-cell table:style-name="ce47" table:formula="of:=[.D63]*[.E63]/1000" office:value-type="float" office:value="0.0113427992994186">
            <text:p>0.0113427993</text:p>
          </table:table-cell>
          <table:table-cell table:style-name="ce65" table:formula="of:=[.F63]/[.$F$75]" office:value-type="float" office:value="0.121965583864716">
            <text:p>0.121965583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Inner Membrane</text:p>
          </table:table-cell>
          <table:table-cell table:style-name="ce50" table:formula="of:=VLOOKUP([.B64];[.$B$24:.$D$32];3;0) * VLOOKUP([.C64];[.$I$37:.$N$38];4;0)" office:value-type="float" office:value="0.00920622105619798">
            <text:p>0.0092062211</text:p>
          </table:table-cell>
          <table:table-cell table:style-name="ce49" table:formula="of:=VLOOKUP([.B64];[.$B$24:.$E$32]; 4; 0)" office:value-type="float" office:value="744.048">
            <text:p>744.048</text:p>
          </table:table-cell>
          <table:table-cell table:style-name="ce47" table:formula="of:=[.D64]*[.E64]/1000" office:value-type="float" office:value="0.006849870364422">
            <text:p>0.0068498704</text:p>
          </table:table-cell>
          <table:table-cell table:style-name="ce65" table:formula="of:=[.F64]/[.$F$75]" office:value-type="float" office:value="0.0736545200475484">
            <text:p>0.0736545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e181</text:p>
          </table:table-cell>
          <table:table-cell table:style-name="ce49" office:value-type="string">
            <text:p>Outer Membrane</text:p>
          </table:table-cell>
          <table:table-cell table:style-name="ce50" table:formula="of:=VLOOKUP([.B65];[.$B$24:.$D$32];3;0) * VLOOKUP([.C65];[.$I$37:.$N$38];4;0)" office:value-type="float" office:value="0.00849805020572121">
            <text:p>0.0084980502</text:p>
          </table:table-cell>
          <table:table-cell table:style-name="ce49" table:formula="of:=VLOOKUP([.B65];[.$B$24:.$E$32]; 4; 0)" office:value-type="float" office:value="744.048">
            <text:p>744.048</text:p>
          </table:table-cell>
          <table:table-cell table:style-name="ce47" table:formula="of:=[.D65]*[.E65]/1000" office:value-type="float" office:value="0.00632295725946646">
            <text:p>0.0063229573</text:p>
          </table:table-cell>
          <table:table-cell table:style-name="ce65" table:formula="of:=[.F65]/[.$F$75]" office:value-type="float" office:value="0.0679887877361985">
            <text:p>0.0679887877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Inner Membrane</text:p>
          </table:table-cell>
          <table:table-cell table:style-name="ce50" table:formula="of:=VLOOKUP([.B66];[.$B$24:.$D$32];3;0) * VLOOKUP([.C66];[.$I$37:.$N$38];5;0)" office:value-type="float" office:value="0.0105992163145072">
            <text:p>0.0105992163</text:p>
          </table:table-cell>
          <table:table-cell table:style-name="ce49" table:formula="of:=VLOOKUP([.B66];[.$B$24:.$E$32]; 4; 0)" office:value-type="float" office:value="721.974">
            <text:p>721.974</text:p>
          </table:table-cell>
          <table:table-cell table:style-name="ce47" table:formula="of:=[.D66]*[.E66]/1000" office:value-type="float" office:value="0.00765235859945002">
            <text:p>0.0076523586</text:p>
          </table:table-cell>
          <table:table-cell table:style-name="ce65" table:formula="of:=[.F66]/[.$F$75]" office:value-type="float" office:value="0.0822834258005379">
            <text:p>0.0822834258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0</text:p>
          </table:table-cell>
          <table:table-cell table:style-name="ce49" office:value-type="string">
            <text:p>Outer Membrane</text:p>
          </table:table-cell>
          <table:table-cell table:style-name="ce50" table:formula="of:=VLOOKUP([.B67];[.$B$24:.$D$32];3;0) * VLOOKUP([.C67];[.$I$37:.$N$38];5;0)" office:value-type="float" office:value="0">
            <text:p>0</text:p>
          </table:table-cell>
          <table:table-cell table:style-name="ce49" table:formula="of:=VLOOKUP([.B67];[.$B$24:.$E$32]; 4; 0)" office:value-type="float" office:value="721.974">
            <text:p>721.974</text:p>
          </table:table-cell>
          <table:table-cell table:style-name="ce47" table:formula="of:=[.D67]*[.E67]/1000" office:value-type="float" office:value="0">
            <text:p>0</text:p>
          </table:table-cell>
          <table:table-cell table:style-name="ce65" table:formula="of:=[.F67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Inner Membrane</text:p>
          </table:table-cell>
          <table:table-cell table:style-name="ce50" table:formula="of:=VLOOKUP([.B68];[.$B$24:.$D$32];3;0) * VLOOKUP([.C68];[.$I$37:.$N$38];5;0)" office:value-type="float" office:value="0.00824383491128334">
            <text:p>0.0082438349</text:p>
          </table:table-cell>
          <table:table-cell table:style-name="ce49" table:formula="of:=VLOOKUP([.B68];[.$B$24:.$E$32]; 4; 0)" office:value-type="float" office:value="717.942">
            <text:p>717.942</text:p>
          </table:table-cell>
          <table:table-cell table:style-name="ce47" table:formula="of:=[.D68]*[.E68]/1000" office:value-type="float" office:value="0.00591859532387658">
            <text:p>0.0059185953</text:p>
          </table:table-cell>
          <table:table-cell table:style-name="ce65" table:formula="of:=[.F68]/[.$F$75]" office:value-type="float" office:value="0.0636408099341569">
            <text:p>0.063640809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61</text:p>
          </table:table-cell>
          <table:table-cell table:style-name="ce49" office:value-type="string">
            <text:p>Outer Membrane</text:p>
          </table:table-cell>
          <table:table-cell table:style-name="ce50" table:formula="of:=VLOOKUP([.B69];[.$B$24:.$D$32];3;0) * VLOOKUP([.C69];[.$I$37:.$N$38];5;0)" office:value-type="float" office:value="0">
            <text:p>0</text:p>
          </table:table-cell>
          <table:table-cell table:style-name="ce49" table:formula="of:=VLOOKUP([.B69];[.$B$24:.$E$32]; 4; 0)" office:value-type="float" office:value="717.942">
            <text:p>717.942</text:p>
          </table:table-cell>
          <table:table-cell table:style-name="ce47" table:formula="of:=[.D69]*[.E69]/1000" office:value-type="float" office:value="0">
            <text:p>0</text:p>
          </table:table-cell>
          <table:table-cell table:style-name="ce65" table:formula="of:=[.F69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Inner Membrane</text:p>
          </table:table-cell>
          <table:table-cell table:style-name="ce50" table:formula="of:=VLOOKUP([.B70];[.$B$24:.$D$32];3;0) * VLOOKUP([.C70];[.$I$37:.$N$38];5;0)" office:value-type="float" office:value="0.00424892331561943">
            <text:p>0.0042489233</text:p>
          </table:table-cell>
          <table:table-cell table:style-name="ce49" table:formula="of:=VLOOKUP([.B70];[.$B$24:.$E$32]; 4; 0)" office:value-type="float" office:value="774.05">
            <text:p>774.05</text:p>
          </table:table-cell>
          <table:table-cell table:style-name="ce47" table:formula="of:=[.D70]*[.E70]/1000" office:value-type="float" office:value="0.00328887909245522">
            <text:p>0.0032888791</text:p>
          </table:table-cell>
          <table:table-cell table:style-name="ce65" table:formula="of:=[.F70]/[.$F$75]" office:value-type="float" office:value="0.0353642913167228">
            <text:p>0.035364291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g181</text:p>
          </table:table-cell>
          <table:table-cell table:style-name="ce49" office:value-type="string">
            <text:p>Outer Membrane</text:p>
          </table:table-cell>
          <table:table-cell table:style-name="ce50" table:formula="of:=VLOOKUP([.B71];[.$B$24:.$D$32];3;0) * VLOOKUP([.C71];[.$I$37:.$N$38];5;0)" office:value-type="float" office:value="0">
            <text:p>0</text:p>
          </table:table-cell>
          <table:table-cell table:style-name="ce49" table:formula="of:=VLOOKUP([.B71];[.$B$24:.$E$32]; 4; 0)" office:value-type="float" office:value="774.05">
            <text:p>774.05</text:p>
          </table:table-cell>
          <table:table-cell table:style-name="ce47" table:formula="of:=[.D71]*[.E71]/1000" office:value-type="float" office:value="0">
            <text:p>0</text:p>
          </table:table-cell>
          <table:table-cell table:style-name="ce65" table:formula="of:=[.F71]/[.$F$75]" office:value-type="float" office:value="0">
            <text:p>0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0</text:p>
          </table:table-cell>
          <table:table-cell table:style-name="ce49" office:value-type="string">
            <text:p>Inner Membrane</text:p>
          </table:table-cell>
          <table:table-cell table:style-name="ce50" table:formula="of:=VLOOKUP([.B72];[.$B$24:.$D$32];3;0) * VLOOKUP([.C72];[.$I$37:.$N$38];6;0)" office:value-type="float" office:value="0.00294425881399333">
            <text:p>0.0029442588</text:p>
          </table:table-cell>
          <table:table-cell table:style-name="ce49" table:formula="of:=VLOOKUP([.B72];[.$B$24:.$E$32]; 4; 0)" office:value-type="float" office:value="1351.854">
            <text:p>1351.854</text:p>
          </table:table-cell>
          <table:table-cell table:style-name="ce47" table:formula="of:=[.D72]*[.E72]/1000" office:value-type="float" office:value="0.00398020805473214">
            <text:p>0.0039802081</text:p>
          </table:table-cell>
          <table:table-cell table:style-name="ce65" table:formula="of:=[.F72]/[.$F$75]" office:value-type="float" office:value="0.0427979360723886">
            <text:p>0.042797936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61</text:p>
          </table:table-cell>
          <table:table-cell table:style-name="ce49" office:value-type="string">
            <text:p>Inner Membrane</text:p>
          </table:table-cell>
          <table:table-cell table:style-name="ce50" table:formula="of:=VLOOKUP([.B73];[.$B$24:.$D$32];3;0) * VLOOKUP([.C73];[.$I$37:.$N$38];6;0)" office:value-type="float" office:value="0.00228997907755037">
            <text:p>0.0022899791</text:p>
          </table:table-cell>
          <table:table-cell table:style-name="ce49" table:formula="of:=VLOOKUP([.B73];[.$B$24:.$E$32]; 4; 0)" office:value-type="float" office:value="1343.79">
            <text:p>1343.79</text:p>
          </table:table-cell>
          <table:table-cell table:style-name="ce47" table:formula="of:=[.D73]*[.E73]/1000" office:value-type="float" office:value="0.00307725098462141">
            <text:p>0.003077251</text:p>
          </table:table-cell>
          <table:table-cell table:style-name="ce65" table:formula="of:=[.F73]/[.$F$75]" office:value-type="float" office:value="0.0330887202647464">
            <text:p>0.03308872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clpn181</text:p>
          </table:table-cell>
          <table:table-cell table:style-name="ce50" office:value-type="string">
            <text:p>Inner Membrane</text:p>
          </table:table-cell>
          <table:table-cell table:style-name="ce50" table:formula="of:=VLOOKUP([.B74];[.$B$24:.$D$32];3;0) * VLOOKUP([.C74];[.$I$37:.$N$38];6;0)" office:value-type="float" office:value="0.00118026932848534">
            <text:p>0.0011802693</text:p>
          </table:table-cell>
          <table:table-cell table:style-name="ce49" table:formula="of:=VLOOKUP([.B74];[.$B$24:.$E$32]; 4; 0)" office:value-type="float" office:value="1456.006">
            <text:p>1456.006</text:p>
          </table:table-cell>
          <table:table-cell table:style-name="ce47" table:formula="of:=[.D74]*[.E74]/1000" office:value-type="float" office:value="0.00171847922389063">
            <text:p>0.0017184792</text:p>
          </table:table-cell>
          <table:table-cell table:style-name="ce65" table:formula="of:=[.F74]/[.$F$75]" office:value-type="float" office:value="0.0184782712246304">
            <text:p>0.0184782712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60:.F74])" office:value-type="float" office:value="0.0929999999999999">
            <text:p>0.093</text:p>
          </table:table-cell>
          <table:table-cell table:style-name="ce67" table:formula="of:=SUM([.G60:.G74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PS Fraction" table:style-name="ta1">
        <table:table-column table:style-name="co2" table:number-columns-repeated="2" table:default-cell-style-name="ce1"/>
        <table:table-column table:style-name="co25" table:number-columns-repeated="2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LPS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olipa</text:p>
          </table:table-cell>
          <table:table-cell table:style-name="ce42" office:value-type="string">
            <text:p>extra-cellular face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LPS portion of the “biomass_WT” work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ein Fraction" table:style-name="ta1">
        <table:table-column table:style-name="co2" table:default-cell-style-name="ce1"/>
        <table:table-column table:style-name="co26" table:default-cell-style-name="ce1"/>
        <table:table-column table:style-name="co2" table:default-cell-style-name="ce1"/>
        <table:table-column table:style-name="co5" table:default-cell-style-name="ce1"/>
        <table:table-column table:style-name="co27" table:default-cell-style-name="ce1"/>
        <table:table-column table:style-name="co2" table:default-cell-style-name="ce1"/>
        <table:table-column table:style-name="co28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29" office:value-type="string">
            <text:p>Metabolite</text:p>
          </table:table-cell>
          <table:table-cell table:style-name="ce41" office:value-type="string">
            <text:p>Location</text:p>
          </table:table-cell>
          <table:table-cell table:style-name="ce53" office:value-type="string">
            <text:p>fraction of murein mass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4p</text:p>
          </table:table-cell>
          <table:table-cell table:style-name="ce41" office:value-type="string">
            <text:p>periplasm</text:p>
          </table:table-cell>
          <table:table-cell table:style-name="ce53" table:formula="of:=[.G15]" office:value-type="float" office:value="0.395981181141714">
            <text:p>0.395981181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3p</text:p>
          </table:table-cell>
          <table:table-cell table:style-name="ce41" office:value-type="string">
            <text:p>periplasm</text:p>
          </table:table-cell>
          <table:table-cell table:style-name="ce53" table:formula="of:=[.G16]" office:value-type="float" office:value="0.0913460423366116">
            <text:p>0.0913460423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</text:p>
          </table:table-cell>
          <table:table-cell table:style-name="ce41" office:value-type="string">
            <text:p>periplasm</text:p>
          </table:table-cell>
          <table:table-cell table:style-name="ce53" table:formula="of:=[.G17]" office:value-type="float" office:value="0.397005066025252">
            <text:p>0.397005066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3px4p</text:p>
          </table:table-cell>
          <table:table-cell table:style-name="ce41" office:value-type="string">
            <text:p>periplasm</text:p>
          </table:table-cell>
          <table:table-cell table:style-name="ce53" table:formula="of:=[.G18]" office:value-type="float" office:value="0.042390592089322">
            <text:p>0.0423905921</text:p>
          </table:table-cell>
          <table:table-cell table:number-columns-repeated="1020"/>
        </table:table-row>
        <table:table-row table:style-name="ro5">
          <table:table-cell/>
          <table:table-cell table:style-name="ce91" office:value-type="string">
            <text:p>murein4px4px4p</text:p>
          </table:table-cell>
          <table:table-cell table:style-name="ce41" office:value-type="string">
            <text:p>periplasm</text:p>
          </table:table-cell>
          <table:table-cell table:style-name="ce53" table:formula="of:=[.G19]" office:value-type="float" office:value="0.0732771184071001">
            <text:p>0.0732771184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8])" office:value-type="float" office:value="1">
            <text:p>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6" office:value-type="string" table:number-columns-spanned="4" table:number-rows-spanned="1">
            <text:p>From “biomass_WT”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93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4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47" office:value-type="string">
            <text:p>g/gDCW</text:p>
          </table:table-cell>
          <table:table-cell table:style-name="ce65" office:value-type="string">
            <text:p>fraction of murein mass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38081075199201">
            <text:p>0.0053808108</text:p>
          </table:table-cell>
          <table:table-cell table:style-name="ce49" office:value-type="float" office:value="1839.784">
            <text:p>1839.784</text:p>
          </table:table-cell>
          <table:table-cell table:style-name="ce47" table:formula="of:=[.D15]*[.E15]/1000" office:value-type="float" office:value="0.00989952952854287">
            <text:p>0.0098995295</text:p>
          </table:table-cell>
          <table:table-cell table:style-name="ce65" table:formula="of:=[.F15]/[.$F$20]" office:value-type="float" office:value="0.395981181141714">
            <text:p>0.395981181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3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1345202687998">
            <text:p>0.0013452027</text:p>
          </table:table-cell>
          <table:table-cell table:style-name="ce49" office:value-type="float" office:value="1697.626">
            <text:p>1697.626</text:p>
          </table:table-cell>
          <table:table-cell table:style-name="ce47" table:formula="of:=[.D16]*[.E16]/1000" office:value-type="float" office:value="0.00228365105841529">
            <text:p>0.0022836511</text:p>
          </table:table-cell>
          <table:table-cell table:style-name="ce65" table:formula="of:=[.F16]/[.$F$20]" office:value-type="float" office:value="0.0913460423366116">
            <text:p>0.0913460423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544807088639191">
            <text:p>0.0054480709</text:p>
          </table:table-cell>
          <table:table-cell table:style-name="ce49" office:value-type="float" office:value="1821.769">
            <text:p>1821.769</text:p>
          </table:table-cell>
          <table:table-cell table:style-name="ce47" table:formula="of:=[.D17]*[.E17]/1000" office:value-type="float" office:value="0.0099251266506313">
            <text:p>0.0099251267</text:p>
          </table:table-cell>
          <table:table-cell table:style-name="ce65" table:formula="of:=[.F17]/[.$F$20]" office:value-type="float" office:value="0.397005066025252">
            <text:p>0.397005066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3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05341209599101">
            <text:p>0.0006053412</text:p>
          </table:table-cell>
          <table:table-cell table:style-name="ce49" office:value-type="float" office:value="1750.69">
            <text:p>1750.69</text:p>
          </table:table-cell>
          <table:table-cell table:style-name="ce47" table:formula="of:=[.D18]*[.E18]/1000" office:value-type="float" office:value="0.00105976480223305">
            <text:p>0.0010597648</text:p>
          </table:table-cell>
          <table:table-cell table:style-name="ce65" table:formula="of:=[.F18]/[.$F$20]" office:value-type="float" office:value="0.042390592089322">
            <text:p>0.0423905921</text:p>
          </table:table-cell>
          <table:table-cell table:number-columns-repeated="1017"/>
        </table:table-row>
        <table:table-row table:style-name="ro5">
          <table:table-cell/>
          <table:table-cell table:style-name="ce92" office:value-type="string">
            <text:p>murein4px4px4p</text:p>
          </table:table-cell>
          <table:table-cell table:style-name="ce49" office:value-type="string">
            <text:p>periplasm</text:p>
          </table:table-cell>
          <table:table-cell table:style-name="ce49" office:value-type="float" office:value="0.000672601343999001">
            <text:p>0.0006726013</text:p>
          </table:table-cell>
          <table:table-cell table:style-name="ce49" office:value-type="float" office:value="2723.646">
            <text:p>2723.646</text:p>
          </table:table-cell>
          <table:table-cell table:style-name="ce47" table:formula="of:=[.D19]*[.E19]/1000" office:value-type="float" office:value="0.0018319279601775">
            <text:p>0.001831928</text:p>
          </table:table-cell>
          <table:table-cell table:style-name="ce65" table:formula="of:=[.F19]/[.$F$20]" office:value-type="float" office:value="0.0732771184071001">
            <text:p>0.0732771184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15:.F19])" office:value-type="float" office:value="0.025">
            <text:p>0.025</text:p>
          </table:table-cell>
          <table:table-cell table:style-name="ce67" table:formula="of:=SUM([.G15:.G19])" office:value-type="float" office:value="1">
            <text:p>1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2">
          <table:table-cell table:number-columns-repeated="8"/>
          <table:table-cell table:style-name="ce94"/>
          <table:table-cell table:style-name="ce26"/>
          <table:table-cell table:style-name="ce38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94"/>
          <table:table-cell table:style-name="ce95"/>
          <table:table-cell table:style-name="ce97"/>
          <table:table-cell table:style-name="ce95" table:number-columns-repeated="2"/>
          <table:table-cell table:number-columns-repeated="1011"/>
        </table:table-row>
        <table:table-row table:style-name="ro5" table:number-rows-repeated="9">
          <table:table-cell table:number-columns-repeated="8"/>
          <table:table-cell table:style-name="ce94"/>
          <table:table-cell table:style-name="ce96" table:number-columns-repeated="2"/>
          <table:table-cell table:style-name="ce98"/>
          <table:table-cell table:style-name="ce38"/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ce94" table:number-columns-repeated="5"/>
          <table:table-cell table:number-columns-repeated="101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ycogen Fraction" table:style-name="ta1">
        <table:table-column table:style-name="co2" table:number-columns-repeated="2" table:default-cell-style-name="ce1"/>
        <table:table-column table:style-name="co25" table:default-cell-style-name="ce1"/>
        <table:table-column table:style-name="co29" table:default-cell-style-name="ce1"/>
        <table:table-column table:style-name="co2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total glycogen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glycogen</text:p>
          </table:table-cell>
          <table:table-cell table:style-name="ce42" office:value-type="string">
            <text:p>cytoplasm</text:p>
          </table:table-cell>
          <table:table-cell table:style-name="ce53" office:value-type="float" office:value="1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])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his is the only metabolite in the glycogen portion of the “biomass_WT” worksheet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ble Pool Fraction" table:style-name="ta1">
        <table:table-column table:style-name="co2" table:number-columns-repeated="3" table:default-cell-style-name="ce1"/>
        <table:table-column table:style-name="co30" table:default-cell-style-name="ce1"/>
        <table:table-column table:style-name="co31" table:default-cell-style-name="ce1"/>
        <table:table-column table:style-name="co2" table:default-cell-style-name="ce1"/>
        <table:table-column table:style-name="co32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Data to use</text:p>
          </table:table-cell>
          <table:covered-table-cell table:style-name="ce39"/>
          <table:covered-table-cell table:style-name="ce51"/>
          <table:table-cell table:number-columns-repeated="1020"/>
        </table:table-row>
        <table:table-row table:style-name="ro1">
          <table:table-cell/>
          <table:table-cell table:style-name="ce29" office:value-type="string">
            <text:p>Metabolite</text:p>
          </table:table-cell>
          <table:table-cell table:style-name="ce41" office:value-type="string">
            <text:p>Location</text:p>
          </table:table-cell>
          <table:table-cell table:style-name="ce53" office:value-type="string">
            <text:p>fraction of soluble pool mass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ptrc</text:p>
          </table:table-cell>
          <table:table-cell table:style-name="ce41" office:value-type="string">
            <text:p>cytoplasm</text:p>
          </table:table-cell>
          <table:table-cell table:style-name="ce53" table:formula="of:=[.G41]" office:value-type="float" office:value="0.348392540578601">
            <text:p>0.3483925406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spmd</text:p>
          </table:table-cell>
          <table:table-cell table:style-name="ce41" office:value-type="string">
            <text:p>cytoplasm</text:p>
          </table:table-cell>
          <table:table-cell table:style-name="ce53" table:formula="of:=[.G42]" office:value-type="float" office:value="0.116130846859534">
            <text:p>0.1161308469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accoa</text:p>
          </table:table-cell>
          <table:table-cell table:style-name="ce41" office:value-type="string">
            <text:p>cytoplasm</text:p>
          </table:table-cell>
          <table:table-cell table:style-name="ce53" table:formula="of:=[.G43]" office:value-type="float" office:value="0.0261156572635085">
            <text:p>0.0261156573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oa</text:p>
          </table:table-cell>
          <table:table-cell table:style-name="ce41" office:value-type="string">
            <text:p>cytoplasm</text:p>
          </table:table-cell>
          <table:table-cell table:style-name="ce53" table:formula="of:=[.G44]" office:value-type="float" office:value="0.0148516941295248">
            <text:p>0.014851694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succoa</text:p>
          </table:table-cell>
          <table:table-cell table:style-name="ce41" office:value-type="string">
            <text:p>cytoplasm</text:p>
          </table:table-cell>
          <table:table-cell table:style-name="ce53" table:formula="of:=[.G45]" office:value-type="float" office:value="0.0098435029863387">
            <text:p>0.009843503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malcoa</text:p>
          </table:table-cell>
          <table:table-cell table:style-name="ce41" office:value-type="string">
            <text:p>cytoplasm</text:p>
          </table:table-cell>
          <table:table-cell table:style-name="ce53" table:formula="of:=[.G46]" office:value-type="float" office:value="0.00308109129711184">
            <text:p>0.0030810913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nad</text:p>
          </table:table-cell>
          <table:table-cell table:style-name="ce41" office:value-type="string">
            <text:p>cytoplasm</text:p>
          </table:table-cell>
          <table:table-cell table:style-name="ce53" table:formula="of:=[.G47]" office:value-type="float" office:value="0.137444028404583">
            <text:p>0.1374440284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nadh</text:p>
          </table:table-cell>
          <table:table-cell table:style-name="ce41" office:value-type="string">
            <text:p>cytoplasm</text:p>
          </table:table-cell>
          <table:table-cell table:style-name="ce53" table:formula="of:=[.G48]" office:value-type="float" office:value="0.00344132938536358">
            <text:p>0.0034413294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nadp</text:p>
          </table:table-cell>
          <table:table-cell table:style-name="ce41" office:value-type="string">
            <text:p>cytoplasm</text:p>
          </table:table-cell>
          <table:table-cell table:style-name="ce53" table:formula="of:=[.G49]" office:value-type="float" office:value="0.00960127163748405">
            <text:p>0.0096012716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nadph</text:p>
          </table:table-cell>
          <table:table-cell table:style-name="ce41" office:value-type="string">
            <text:p>cytoplasm</text:p>
          </table:table-cell>
          <table:table-cell table:style-name="ce53" table:formula="of:=[.G50]" office:value-type="float" office:value="0.0288430299768197">
            <text:p>0.02884303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fad</text:p>
          </table:table-cell>
          <table:table-cell table:style-name="ce41" office:value-type="string">
            <text:p>cytoplasm</text:p>
          </table:table-cell>
          <table:table-cell table:style-name="ce53" table:formula="of:=[.G51]" office:value-type="float" office:value="0.0203218325063471">
            <text:p>0.020321832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thf</text:p>
          </table:table-cell>
          <table:table-cell table:style-name="ce41" office:value-type="string">
            <text:p>cytoplasm</text:p>
          </table:table-cell>
          <table:table-cell table:style-name="ce53" table:formula="of:=[.G52]" office:value-type="float" office:value="0.0115004919588948">
            <text:p>0.011500492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mlthf</text:p>
          </table:table-cell>
          <table:table-cell table:style-name="ce41" office:value-type="string">
            <text:p>cytoplasm</text:p>
          </table:table-cell>
          <table:table-cell table:style-name="ce53" table:formula="of:=[.G53]" office:value-type="float" office:value="0.0118120079232588">
            <text:p>0.0118120079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5mthf</text:p>
          </table:table-cell>
          <table:table-cell table:style-name="ce41" office:value-type="string">
            <text:p>cytoplasm</text:p>
          </table:table-cell>
          <table:table-cell table:style-name="ce53" table:formula="of:=[.G54]" office:value-type="float" office:value="0.0118904380519939">
            <text:p>0.011890438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thmpp</text:p>
          </table:table-cell>
          <table:table-cell table:style-name="ce41" office:value-type="string">
            <text:p>cytoplasm</text:p>
          </table:table-cell>
          <table:table-cell table:style-name="ce53" table:formula="of:=[.G55]" office:value-type="float" office:value="0.0109525963009821">
            <text:p>0.0109525963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q8h2</text:p>
          </table:table-cell>
          <table:table-cell table:style-name="ce41" office:value-type="string">
            <text:p>cytoplasm</text:p>
          </table:table-cell>
          <table:table-cell table:style-name="ce53" table:formula="of:=[.G56]" office:value-type="float" office:value="0.0189109720093466">
            <text:p>0.018910972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2dmmql8</text:p>
          </table:table-cell>
          <table:table-cell table:style-name="ce41" office:value-type="string">
            <text:p>cytoplasm</text:p>
          </table:table-cell>
          <table:table-cell table:style-name="ce53" table:formula="of:=[.G57]" office:value-type="float" office:value="0.018288017888286">
            <text:p>0.0182880179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mql8</text:p>
          </table:table-cell>
          <table:table-cell table:style-name="ce41" office:value-type="string">
            <text:p>cytoplasm</text:p>
          </table:table-cell>
          <table:table-cell table:style-name="ce53" table:formula="of:=[.G58]" office:value-type="float" office:value="0.01865182060514">
            <text:p>0.0186518206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pydx5p</text:p>
          </table:table-cell>
          <table:table-cell table:style-name="ce41" office:value-type="string">
            <text:p>cytoplasm</text:p>
          </table:table-cell>
          <table:table-cell table:style-name="ce53" table:formula="of:=[.G59]" office:value-type="float" office:value="0.00635758669525058">
            <text:p>0.0063575867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hemeO</text:p>
          </table:table-cell>
          <table:table-cell table:style-name="ce41" office:value-type="string">
            <text:p>cytoplasm</text:p>
          </table:table-cell>
          <table:table-cell table:style-name="ce53" table:formula="of:=[.G60]" office:value-type="float" office:value="0.0217069101359615">
            <text:p>0.021706910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pheme</text:p>
          </table:table-cell>
          <table:table-cell table:style-name="ce41" office:value-type="string">
            <text:p>cytoplasm</text:p>
          </table:table-cell>
          <table:table-cell table:style-name="ce53" table:formula="of:=[.G61]" office:value-type="float" office:value="0.017912022709951">
            <text:p>0.0179120227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sheme</text:p>
          </table:table-cell>
          <table:table-cell table:style-name="ce41" office:value-type="string">
            <text:p>cytoplasm</text:p>
          </table:table-cell>
          <table:table-cell table:style-name="ce53" table:formula="of:=[.G62]" office:value-type="float" office:value="0.0235678620529581">
            <text:p>0.023567862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enter</text:p>
          </table:table-cell>
          <table:table-cell table:style-name="ce41" office:value-type="string">
            <text:p>cytoplasm</text:p>
          </table:table-cell>
          <table:table-cell table:style-name="ce53" table:formula="of:=[.G63]" office:value-type="float" office:value="0.0173654264400838">
            <text:p>0.0173654264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gthrd</text:p>
          </table:table-cell>
          <table:table-cell table:style-name="ce41" office:value-type="string">
            <text:p>cytoplasm</text:p>
          </table:table-cell>
          <table:table-cell table:style-name="ce53" table:formula="of:=[.G64]" office:value-type="float" office:value="0.00794465562301363">
            <text:p>0.0079446556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adocbl</text:p>
          </table:table-cell>
          <table:table-cell table:style-name="ce41" office:value-type="string">
            <text:p>cytoplasm</text:p>
          </table:table-cell>
          <table:table-cell table:style-name="ce53" table:formula="of:=[.G65]" office:value-type="float" office:value="0.0409685431471389">
            <text:p>0.040968543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udcpdp</text:p>
          </table:table-cell>
          <table:table-cell table:style-name="ce41" office:value-type="string">
            <text:p>cytoplasm</text:p>
          </table:table-cell>
          <table:table-cell table:style-name="ce53" table:formula="of:=[.G66]" office:value-type="float" office:value="0.0059412633818609">
            <text:p>0.0059412634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10fthf</text:p>
          </table:table-cell>
          <table:table-cell table:style-name="ce41" office:value-type="string">
            <text:p>cytoplasm</text:p>
          </table:table-cell>
          <table:table-cell table:style-name="ce53" table:formula="of:=[.G67]" office:value-type="float" office:value="0.0122269562134811">
            <text:p>0.0122269562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hor</text:p>
          </table:table-cell>
          <table:table-cell table:style-name="ce41" office:value-type="string">
            <text:p>cytoplasm</text:p>
          </table:table-cell>
          <table:table-cell table:style-name="ce53" table:formula="of:=[.G68]" office:value-type="float" office:value="0.00581399639493378">
            <text:p>0.0058139964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amet</text:p>
          </table:table-cell>
          <table:table-cell table:style-name="ce41" office:value-type="string">
            <text:p>cytoplasm</text:p>
          </table:table-cell>
          <table:table-cell table:style-name="ce53" table:formula="of:=[.G69]" office:value-type="float" office:value="0.0103601427855407">
            <text:p>0.0103601428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ribflv</text:p>
          </table:table-cell>
          <table:table-cell table:style-name="ce41" office:value-type="string">
            <text:p>cytoplasm</text:p>
          </table:table-cell>
          <table:table-cell table:style-name="ce53" table:formula="of:=[.G70]" office:value-type="float" office:value="0.00976146465670761">
            <text:p>0.0097614647</text:p>
          </table:table-cell>
          <table:table-cell table:number-columns-repeated="1020"/>
        </table:table-row>
        <table:table-row table:style-name="ro1">
          <table:table-cell/>
          <table:table-cell table:style-name="ce99" office:value-type="string" table:number-columns-spanned="2" table:number-rows-spanned="1">
            <text:p>Total</text:p>
          </table:table-cell>
          <table:covered-table-cell table:style-name="ce43"/>
          <table:table-cell table:style-name="ce54" table:formula="of:=SUM([.D4:.D33])" office:value-type="float" office:value="1">
            <text:p>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6" office:value-type="string" table:number-columns-spanned="4" table:number-rows-spanned="1">
            <text:p>From “biomass_WT”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4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47" office:value-type="string">
            <text:p>g/gDCW</text:p>
          </table:table-cell>
          <table:table-cell table:style-name="ce64" office:value-type="string">
            <text:p>fraction of soluble pool mass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ptrc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332704890761894">
            <text:p>0.0332704891</text:p>
          </table:table-cell>
          <table:table-cell table:style-name="ce49" office:value-type="float" office:value="90.17">
            <text:p>90.17</text:p>
          </table:table-cell>
          <table:table-cell table:style-name="ce47" table:formula="of:=[.D41]*[.E41]/1000" office:value-type="float" office:value="0.003">
            <text:p>0.003</text:p>
          </table:table-cell>
          <table:table-cell table:style-name="ce65" table:formula="of:=[.F41]/[.$F$71]" office:value-type="float" office:value="0.348392540578601">
            <text:p>0.3483925406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spmd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674427074200467">
            <text:p>0.0067442707</text:p>
          </table:table-cell>
          <table:table-cell table:style-name="ce49" office:value-type="float" office:value="148.274">
            <text:p>148.274</text:p>
          </table:table-cell>
          <table:table-cell table:style-name="ce47" table:formula="of:=[.D42]*[.E42]/1000" office:value-type="float" office:value="0.001">
            <text:p>0.001</text:p>
          </table:table-cell>
          <table:table-cell table:style-name="ce65" table:formula="of:=[.F42]/[.$F$71]" office:value-type="float" office:value="0.116130846859534">
            <text:p>0.1161308469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accoa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79166666666667">
            <text:p>0.0002791667</text:p>
          </table:table-cell>
          <table:table-cell table:style-name="ce49" office:value-type="float" office:value="805.545">
            <text:p>805.545</text:p>
          </table:table-cell>
          <table:table-cell table:style-name="ce47" table:formula="of:=[.D43]*[.E43]/1000" office:value-type="float" office:value="0.0002248813125">
            <text:p>0.0002248813</text:p>
          </table:table-cell>
          <table:table-cell table:style-name="ce65" table:formula="of:=[.F43]/[.$F$71]" office:value-type="float" office:value="0.0261156572635085">
            <text:p>0.0261156573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coa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1675">
            <text:p>0.0001675</text:p>
          </table:table-cell>
          <table:table-cell table:style-name="ce49" office:value-type="float" office:value="763.508">
            <text:p>763.508</text:p>
          </table:table-cell>
          <table:table-cell table:style-name="ce47" table:formula="of:=[.D44]*[.E44]/1000" office:value-type="float" office:value="0.00012788759">
            <text:p>0.0001278876</text:p>
          </table:table-cell>
          <table:table-cell table:style-name="ce65" table:formula="of:=[.F44]/[.$F$71]" office:value-type="float" office:value="0.0148516941295248">
            <text:p>0.0148516941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succoa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0982666666666667">
            <text:p>9.82666666666667E-005</text:p>
          </table:table-cell>
          <table:table-cell table:style-name="ce49" office:value-type="float" office:value="862.573">
            <text:p>862.573</text:p>
          </table:table-cell>
          <table:table-cell table:style-name="ce47" table:formula="of:=[.D45]*[.E45]/1000" office:value-type="float" office:value="0.0000847621734666667">
            <text:p>8.47621734666667E-005</text:p>
          </table:table-cell>
          <table:table-cell table:style-name="ce65" table:formula="of:=[.F45]/[.$F$71]" office:value-type="float" office:value="0.0098435029863387">
            <text:p>0.009843503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malcoa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0312666666666667">
            <text:p>3.12666666666667E-005</text:p>
          </table:table-cell>
          <table:table-cell table:style-name="ce49" office:value-type="float" office:value="848.546">
            <text:p>848.546</text:p>
          </table:table-cell>
          <table:table-cell table:style-name="ce47" table:formula="of:=[.D46]*[.E46]/1000" office:value-type="float" office:value="0.0000265312049333333">
            <text:p>2.65312049333333E-005</text:p>
          </table:table-cell>
          <table:table-cell table:style-name="ce65" table:formula="of:=[.F46]/[.$F$71]" office:value-type="float" office:value="0.00308109129711184">
            <text:p>0.0030810913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nad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178666666666667">
            <text:p>0.0017866667</text:p>
          </table:table-cell>
          <table:table-cell table:style-name="ce49" office:value-type="float" office:value="662.422">
            <text:p>662.422</text:p>
          </table:table-cell>
          <table:table-cell table:style-name="ce47" table:formula="of:=[.D47]*[.E47]/1000" office:value-type="float" office:value="0.00118352730666667">
            <text:p>0.0011835273</text:p>
          </table:table-cell>
          <table:table-cell table:style-name="ce65" table:formula="of:=[.F47]/[.$F$71]" office:value-type="float" office:value="0.137444028404583">
            <text:p>0.1374440284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nadh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0446666666666667">
            <text:p>4.46666666666667E-005</text:p>
          </table:table-cell>
          <table:table-cell table:style-name="ce49" office:value-type="float" office:value="663.43">
            <text:p>663.43</text:p>
          </table:table-cell>
          <table:table-cell table:style-name="ce47" table:formula="of:=[.D48]*[.E48]/1000" office:value-type="float" office:value="0.0000296332066666667">
            <text:p>2.96332066666667E-005</text:p>
          </table:table-cell>
          <table:table-cell table:style-name="ce65" table:formula="of:=[.F48]/[.$F$71]" office:value-type="float" office:value="0.00344132938536358">
            <text:p>0.0034413294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nadp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111666666666667">
            <text:p>0.0001116667</text:p>
          </table:table-cell>
          <table:table-cell table:style-name="ce49" office:value-type="float" office:value="740.385">
            <text:p>740.385</text:p>
          </table:table-cell>
          <table:table-cell table:style-name="ce47" table:formula="of:=[.D49]*[.E49]/1000" office:value-type="float" office:value="0.000082676325">
            <text:p>8.2676325E-005</text:p>
          </table:table-cell>
          <table:table-cell table:style-name="ce65" table:formula="of:=[.F49]/[.$F$71]" office:value-type="float" office:value="0.00960127163748405">
            <text:p>0.0096012716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nadph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335">
            <text:p>0.000335</text:p>
          </table:table-cell>
          <table:table-cell table:style-name="ce49" office:value-type="float" office:value="741.393">
            <text:p>741.393</text:p>
          </table:table-cell>
          <table:table-cell table:style-name="ce47" table:formula="of:=[.D50]*[.E50]/1000" office:value-type="float" office:value="0.000248366655">
            <text:p>0.0002483667</text:p>
          </table:table-cell>
          <table:table-cell table:style-name="ce65" table:formula="of:=[.F50]/[.$F$71]" office:value-type="float" office:value="0.0288430299768197">
            <text:p>0.0288430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fad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783.541">
            <text:p>783.541</text:p>
          </table:table-cell>
          <table:table-cell table:style-name="ce47" table:formula="of:=[.D51]*[.E51]/1000" office:value-type="float" office:value="0.000174990823333333">
            <text:p>0.0001749908</text:p>
          </table:table-cell>
          <table:table-cell table:style-name="ce65" table:formula="of:=[.F51]/[.$F$71]" office:value-type="float" office:value="0.0203218325063471">
            <text:p>0.0203218325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thf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443.42">
            <text:p>443.42</text:p>
          </table:table-cell>
          <table:table-cell table:style-name="ce47" table:formula="of:=[.D52]*[.E52]/1000" office:value-type="float" office:value="0.0000990304666666667">
            <text:p>9.90304666666667E-005</text:p>
          </table:table-cell>
          <table:table-cell table:style-name="ce65" table:formula="of:=[.F52]/[.$F$71]" office:value-type="float" office:value="0.0115004919588948">
            <text:p>0.011500492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mlthf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455.431">
            <text:p>455.431</text:p>
          </table:table-cell>
          <table:table-cell table:style-name="ce47" table:formula="of:=[.D53]*[.E53]/1000" office:value-type="float" office:value="0.000101712923333333">
            <text:p>0.0001017129</text:p>
          </table:table-cell>
          <table:table-cell table:style-name="ce65" table:formula="of:=[.F53]/[.$F$71]" office:value-type="float" office:value="0.0118120079232588">
            <text:p>0.011812007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5mthf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458.455">
            <text:p>458.455</text:p>
          </table:table-cell>
          <table:table-cell table:style-name="ce47" table:formula="of:=[.D54]*[.E54]/1000" office:value-type="float" office:value="0.000102388283333333">
            <text:p>0.0001023883</text:p>
          </table:table-cell>
          <table:table-cell table:style-name="ce65" table:formula="of:=[.F54]/[.$F$71]" office:value-type="float" office:value="0.0118904380519939">
            <text:p>0.0118904381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thmpp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422.295">
            <text:p>422.295</text:p>
          </table:table-cell>
          <table:table-cell table:style-name="ce47" table:formula="of:=[.D55]*[.E55]/1000" office:value-type="float" office:value="0.00009431255">
            <text:p>9.431255E-005</text:p>
          </table:table-cell>
          <table:table-cell table:style-name="ce65" table:formula="of:=[.F55]/[.$F$71]" office:value-type="float" office:value="0.0109525963009821">
            <text:p>0.0109525963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q8h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729.143">
            <text:p>729.143</text:p>
          </table:table-cell>
          <table:table-cell table:style-name="ce47" table:formula="of:=[.D56]*[.E56]/1000" office:value-type="float" office:value="0.000162841936666667">
            <text:p>0.0001628419</text:p>
          </table:table-cell>
          <table:table-cell table:style-name="ce65" table:formula="of:=[.F56]/[.$F$71]" office:value-type="float" office:value="0.0189109720093466">
            <text:p>0.018910972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2dmmql8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705.124">
            <text:p>705.124</text:p>
          </table:table-cell>
          <table:table-cell table:style-name="ce47" table:formula="of:=[.D57]*[.E57]/1000" office:value-type="float" office:value="0.000157477693333333">
            <text:p>0.0001574777</text:p>
          </table:table-cell>
          <table:table-cell table:style-name="ce65" table:formula="of:=[.F57]/[.$F$71]" office:value-type="float" office:value="0.018288017888286">
            <text:p>0.0182880179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mql8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719.151">
            <text:p>719.151</text:p>
          </table:table-cell>
          <table:table-cell table:style-name="ce47" table:formula="of:=[.D58]*[.E58]/1000" office:value-type="float" office:value="0.00016061039">
            <text:p>0.0001606104</text:p>
          </table:table-cell>
          <table:table-cell table:style-name="ce65" table:formula="of:=[.F58]/[.$F$71]" office:value-type="float" office:value="0.01865182060514">
            <text:p>0.0186518206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pydx5p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245.127">
            <text:p>245.127</text:p>
          </table:table-cell>
          <table:table-cell table:style-name="ce47" table:formula="of:=[.D59]*[.E59]/1000" office:value-type="float" office:value="0.00005474503">
            <text:p>0.000054745</text:p>
          </table:table-cell>
          <table:table-cell table:style-name="ce65" table:formula="of:=[.F59]/[.$F$71]" office:value-type="float" office:value="0.00635758669525058">
            <text:p>0.0063575867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hemeO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836.9449">
            <text:p>836.9449</text:p>
          </table:table-cell>
          <table:table-cell table:style-name="ce47" table:formula="of:=[.D60]*[.E60]/1000" office:value-type="float" office:value="0.000186917694333333">
            <text:p>0.0001869177</text:p>
          </table:table-cell>
          <table:table-cell table:style-name="ce65" table:formula="of:=[.F60]/[.$F$71]" office:value-type="float" office:value="0.0217069101359615">
            <text:p>0.0217069101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pheme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690.6269">
            <text:p>690.6269</text:p>
          </table:table-cell>
          <table:table-cell table:style-name="ce47" table:formula="of:=[.D61]*[.E61]/1000" office:value-type="float" office:value="0.000154240007666667">
            <text:p>0.00015424</text:p>
          </table:table-cell>
          <table:table-cell table:style-name="ce65" table:formula="of:=[.F61]/[.$F$71]" office:value-type="float" office:value="0.017912022709951">
            <text:p>0.0179120227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sheme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908.6969">
            <text:p>908.6969</text:p>
          </table:table-cell>
          <table:table-cell table:style-name="ce47" table:formula="of:=[.D62]*[.E62]/1000" office:value-type="float" office:value="0.000202942307666667">
            <text:p>0.0002029423</text:p>
          </table:table-cell>
          <table:table-cell table:style-name="ce65" table:formula="of:=[.F62]/[.$F$71]" office:value-type="float" office:value="0.0235678620529581">
            <text:p>0.0235678621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enter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669.552">
            <text:p>669.552</text:p>
          </table:table-cell>
          <table:table-cell table:style-name="ce47" table:formula="of:=[.D63]*[.E63]/1000" office:value-type="float" office:value="0.00014953328">
            <text:p>0.0001495333</text:p>
          </table:table-cell>
          <table:table-cell table:style-name="ce65" table:formula="of:=[.F63]/[.$F$71]" office:value-type="float" office:value="0.0173654264400838">
            <text:p>0.0173654264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gthrd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306.319">
            <text:p>306.319</text:p>
          </table:table-cell>
          <table:table-cell table:style-name="ce47" table:formula="of:=[.D64]*[.E64]/1000" office:value-type="float" office:value="0.0000684112433333333">
            <text:p>6.84112433333333E-005</text:p>
          </table:table-cell>
          <table:table-cell table:style-name="ce65" table:formula="of:=[.F64]/[.$F$71]" office:value-type="float" office:value="0.00794465562301363">
            <text:p>0.0079446556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adocbl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1579.6082">
            <text:p>1579.6082</text:p>
          </table:table-cell>
          <table:table-cell table:style-name="ce47" table:formula="of:=[.D65]*[.E65]/1000" office:value-type="float" office:value="0.000352779164666667">
            <text:p>0.0003527792</text:p>
          </table:table-cell>
          <table:table-cell table:style-name="ce65" table:formula="of:=[.F65]/[.$F$71]" office:value-type="float" office:value="0.0409685431471389">
            <text:p>0.0409685431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udcpdp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0553525960367541">
            <text:p>5.53525960367541E-005</text:p>
          </table:table-cell>
          <table:table-cell table:style-name="ce49" office:value-type="float" office:value="924.258">
            <text:p>924.258</text:p>
          </table:table-cell>
          <table:table-cell table:style-name="ce47" table:formula="of:=[.D66]*[.E66]/1000" office:value-type="float" office:value="0.0000511600797077383">
            <text:p>5.11600797077383E-005</text:p>
          </table:table-cell>
          <table:table-cell table:style-name="ce65" table:formula="of:=[.F66]/[.$F$71]" office:value-type="float" office:value="0.0059412633818609">
            <text:p>0.0059412634</text:p>
          </table:table-cell>
          <table:table-cell table:number-columns-repeated="1017"/>
        </table:table-row>
        <table:table-row table:style-name="ro5">
          <table:table-cell/>
          <table:table-cell table:style-name="ce34" office:value-type="string">
            <text:p>10fthf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471.43">
            <text:p>471.43</text:p>
          </table:table-cell>
          <table:table-cell table:style-name="ce47" table:formula="of:=[.D67]*[.E67]/1000" office:value-type="float" office:value="0.000105286033333333">
            <text:p>0.000105286</text:p>
          </table:table-cell>
          <table:table-cell table:style-name="ce65" table:formula="of:=[.F67]/[.$F$71]" office:value-type="float" office:value="0.0122269562134811">
            <text:p>0.0122269562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chor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224.168">
            <text:p>224.168</text:p>
          </table:table-cell>
          <table:table-cell table:style-name="ce47" table:formula="of:=[.D68]*[.E68]/1000" office:value-type="float" office:value="0.0000500641866666667">
            <text:p>5.00641866666667E-005</text:p>
          </table:table-cell>
          <table:table-cell table:style-name="ce65" table:formula="of:=[.F68]/[.$F$71]" office:value-type="float" office:value="0.00581399639493378">
            <text:p>0.0058139964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amet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399.452">
            <text:p>399.452</text:p>
          </table:table-cell>
          <table:table-cell table:style-name="ce47" table:formula="of:=[.D69]*[.E69]/1000" office:value-type="float" office:value="0.0000892109466666667">
            <text:p>8.92109466666667E-005</text:p>
          </table:table-cell>
          <table:table-cell table:style-name="ce65" table:formula="of:=[.F69]/[.$F$71]" office:value-type="float" office:value="0.0103601427855407">
            <text:p>0.0103601428</text:p>
          </table:table-cell>
          <table:table-cell table:number-columns-repeated="1017"/>
        </table:table-row>
        <table:table-row table:style-name="ro3">
          <table:table-cell/>
          <table:table-cell table:style-name="ce34" office:value-type="string">
            <text:p>ribflv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0223333333333333">
            <text:p>0.0002233333</text:p>
          </table:table-cell>
          <table:table-cell table:style-name="ce49" office:value-type="float" office:value="376.369">
            <text:p>376.369</text:p>
          </table:table-cell>
          <table:table-cell table:style-name="ce47" table:formula="of:=[.D70]*[.E70]/1000" office:value-type="float" office:value="0.0000840557433333334">
            <text:p>8.40557433333334E-005</text:p>
          </table:table-cell>
          <table:table-cell table:style-name="ce65" table:formula="of:=[.F70]/[.$F$71]" office:value-type="float" office:value="0.00976146465670761">
            <text:p>0.0097614647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 table:style-name="ce47"/>
          <table:table-cell table:style-name="ce61" table:formula="of:=SUM([.F41:.F70])" office:value-type="float" office:value="0.00861097655827441">
            <text:p>0.0086109766</text:p>
          </table:table-cell>
          <table:table-cell table:style-name="ce67" table:formula="of:=SUM([.G41:.G70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organic Ion Fraction" table:style-name="ta1">
        <table:table-column table:style-name="co2" table:number-columns-repeated="3" table:default-cell-style-name="ce1"/>
        <table:table-column table:style-name="co33" table:default-cell-style-name="ce1"/>
        <table:table-column table:style-name="co25" table:default-cell-style-name="ce1"/>
        <table:table-column table:style-name="co2" table:default-cell-style-name="ce1"/>
        <table:table-column table:style-name="co34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" office:value-type="string" table:number-columns-spanned="3" table:number-rows-spanned="1">
            <text:p>Data to use</text:p>
          </table:table-cell>
          <table:covered-table-cell table:style-name="ce100"/>
          <table:covered-table-cell table:style-name="ce101"/>
          <table:table-cell table:number-columns-repeated="1020"/>
        </table:table-row>
        <table:table-row table:style-name="ro1">
          <table:table-cell/>
          <table:table-cell table:style-name="ce87" office:value-type="string">
            <text:p>Metabolite</text:p>
          </table:table-cell>
          <table:table-cell table:style-name="ce89" office:value-type="string">
            <text:p>Location</text:p>
          </table:table-cell>
          <table:table-cell table:style-name="ce52" office:value-type="string">
            <text:p>fraction of inorganic ion mass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k</text:p>
          </table:table-cell>
          <table:table-cell table:style-name="ce41" office:value-type="string">
            <text:p>cytoplasm</text:p>
          </table:table-cell>
          <table:table-cell table:style-name="ce53" table:formula="of:=[.G23]" office:value-type="float" office:value="0.659208420908957">
            <text:p>0.6592084209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nh4</text:p>
          </table:table-cell>
          <table:table-cell table:style-name="ce41" office:value-type="string">
            <text:p>cytoplasm</text:p>
          </table:table-cell>
          <table:table-cell table:style-name="ce53" table:formula="of:=[.G24]" office:value-type="float" office:value="0.0203462208923976">
            <text:p>0.0203462209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mg2</text:p>
          </table:table-cell>
          <table:table-cell table:style-name="ce41" office:value-type="string">
            <text:p>cytoplasm</text:p>
          </table:table-cell>
          <table:table-cell table:style-name="ce53" table:formula="of:=[.G25]" office:value-type="float" office:value="0.0180351500676">
            <text:p>0.018035150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a2</text:p>
          </table:table-cell>
          <table:table-cell table:style-name="ce41" office:value-type="string">
            <text:p>cytoplasm</text:p>
          </table:table-cell>
          <table:table-cell table:style-name="ce53" table:formula="of:=[.G26]" office:value-type="float" office:value="0.0180295556745835">
            <text:p>0.0180295557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fe2</text:p>
          </table:table-cell>
          <table:table-cell table:style-name="ce41" office:value-type="string">
            <text:p>cytoplasm</text:p>
          </table:table-cell>
          <table:table-cell table:style-name="ce53" table:formula="of:=[.G27]" office:value-type="float" office:value="0.0378534452351295">
            <text:p>0.0378534452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fe3</text:p>
          </table:table-cell>
          <table:table-cell table:style-name="ce41" office:value-type="string">
            <text:p>cytoplasm</text:p>
          </table:table-cell>
          <table:table-cell table:style-name="ce53" table:formula="of:=[.G28]" office:value-type="float" office:value="0.0378534452351295">
            <text:p>0.0378534452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u2</text:p>
          </table:table-cell>
          <table:table-cell table:style-name="ce41" office:value-type="string">
            <text:p>cytoplasm</text:p>
          </table:table-cell>
          <table:table-cell table:style-name="ce53" table:formula="of:=[.G29]" office:value-type="float" office:value="0.0191129730447482">
            <text:p>0.019112973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mn2</text:p>
          </table:table-cell>
          <table:table-cell table:style-name="ce41" office:value-type="string">
            <text:p>cytoplasm</text:p>
          </table:table-cell>
          <table:table-cell table:style-name="ce53" table:formula="of:=[.G30]" office:value-type="float" office:value="0.0165239120185751">
            <text:p>0.016523912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mobd</text:p>
          </table:table-cell>
          <table:table-cell table:style-name="ce41" office:value-type="string">
            <text:p>cytoplasm</text:p>
          </table:table-cell>
          <table:table-cell table:style-name="ce53" table:formula="of:=[.G31]" office:value-type="float" office:value="0.048105764466324">
            <text:p>0.048105764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obalt2</text:p>
          </table:table-cell>
          <table:table-cell table:style-name="ce41" office:value-type="string">
            <text:p>cytoplasm</text:p>
          </table:table-cell>
          <table:table-cell table:style-name="ce53" table:formula="of:=[.G32]" office:value-type="float" office:value="0.0177255635766335">
            <text:p>0.0177255636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zn2</text:p>
          </table:table-cell>
          <table:table-cell table:style-name="ce41" office:value-type="string">
            <text:p>cytoplasm</text:p>
          </table:table-cell>
          <table:table-cell table:style-name="ce53" table:formula="of:=[.G33]" office:value-type="float" office:value="0.0192281994944609">
            <text:p>0.0192281995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cl</text:p>
          </table:table-cell>
          <table:table-cell table:style-name="ce41" office:value-type="string">
            <text:p>cytoplasm</text:p>
          </table:table-cell>
          <table:table-cell table:style-name="ce53" table:formula="of:=[.G34]" office:value-type="float" office:value="0.0157765943514421">
            <text:p>0.0157765944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so4</text:p>
          </table:table-cell>
          <table:table-cell table:style-name="ce41" office:value-type="string">
            <text:p>cytoplasm</text:p>
          </table:table-cell>
          <table:table-cell table:style-name="ce53" table:formula="of:=[.G35]" office:value-type="float" office:value="0.0361161681424598">
            <text:p>0.0361161681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>
            <text:p>pi</text:p>
          </table:table-cell>
          <table:table-cell table:style-name="ce41" office:value-type="string">
            <text:p>cytoplasm</text:p>
          </table:table-cell>
          <table:table-cell table:style-name="ce53" table:formula="of:=[.G36]" office:value-type="float" office:value="0.0360845868915596">
            <text:p>0.0360845869</text:p>
          </table:table-cell>
          <table:table-cell table:number-columns-repeated="1020"/>
        </table:table-row>
        <table:table-row table:style-name="ro1">
          <table:table-cell/>
          <table:table-cell table:style-name="ce99" office:value-type="string" table:number-columns-spanned="2" table:number-rows-spanned="1">
            <text:p>Total</text:p>
          </table:table-cell>
          <table:covered-table-cell table:style-name="ce43"/>
          <table:table-cell table:style-name="ce102" table:formula="of:=SUM([.D4:.D17])" office:value-type="float" office:value="1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 office:value-type="string" table:number-columns-spanned="4" table:number-rows-spanned="1">
            <text:p>From “biomass_WT”</text:p>
          </table:table-cell>
          <table:covered-table-cell table:number-columns-repeated="3" table:style-name="ce48"/>
          <table:table-cell table:style-name="ce58" office:value-type="string" table:number-columns-spanned="2" table:number-rows-spanned="1">
            <text:p>Computed</text:p>
          </table:table-cell>
          <table:covered-table-cell table:style-name="ce68"/>
          <table:table-cell table:number-columns-repeated="1017"/>
        </table:table-row>
        <table:table-row table:style-name="ro1">
          <table:table-cell/>
          <table:table-cell table:style-name="ce33" office:value-type="string">
            <text:p>Metabolite</text:p>
          </table:table-cell>
          <table:table-cell table:style-name="ce45" office:value-type="string">
            <text:p>Location</text:p>
          </table:table-cell>
          <table:table-cell table:style-name="ce45" office:value-type="string">
            <text:p>mmol/gDCW</text:p>
          </table:table-cell>
          <table:table-cell table:style-name="ce45" office:value-type="string">
            <text:p>MWcorr (mg/mmol)</text:p>
          </table:table-cell>
          <table:table-cell table:style-name="ce59" office:value-type="string">
            <text:p>g/gDCW</text:p>
          </table:table-cell>
          <table:table-cell table:style-name="ce64" office:value-type="string">
            <text:p>fraction of inorganic ion mass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k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169185272679175">
            <text:p>0.1691852727</text:p>
          </table:table-cell>
          <table:table-cell table:style-name="ce49" office:value-type="float" office:value="38.9637">
            <text:p>38.9637</text:p>
          </table:table-cell>
          <table:table-cell table:style-name="ce47" table:formula="of:=[.D23]*[.E23]/1000" office:value-type="float" office:value="0.00659208420908957">
            <text:p>0.0065920842</text:p>
          </table:table-cell>
          <table:table-cell table:style-name="ce65" table:formula="of:=[.F23]/[.$F$37]" office:value-type="float" office:value="0.659208420908957">
            <text:p>0.659208420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nh4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112790181786117">
            <text:p>0.0112790182</text:p>
          </table:table-cell>
          <table:table-cell table:style-name="ce49" office:value-type="float" office:value="18.039">
            <text:p>18.039</text:p>
          </table:table-cell>
          <table:table-cell table:style-name="ce47" table:formula="of:=[.D24]*[.E24]/1000" office:value-type="float" office:value="0.000203462208923976">
            <text:p>0.0002034622</text:p>
          </table:table-cell>
          <table:table-cell table:style-name="ce65" table:formula="of:=[.F24]/[.$F$37]" office:value-type="float" office:value="0.0203462208923976">
            <text:p>0.0203462209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mg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751934545240777">
            <text:p>0.0075193455</text:p>
          </table:table-cell>
          <table:table-cell table:style-name="ce49" office:value-type="float" office:value="23.985">
            <text:p>23.985</text:p>
          </table:table-cell>
          <table:table-cell table:style-name="ce47" table:formula="of:=[.D25]*[.E25]/1000" office:value-type="float" office:value="0.000180351500676">
            <text:p>0.0001803515</text:p>
          </table:table-cell>
          <table:table-cell table:style-name="ce65" table:formula="of:=[.F25]/[.$F$37]" office:value-type="float" office:value="0.0180351500676">
            <text:p>0.018035150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ca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451160727144466">
            <text:p>0.0045116073</text:p>
          </table:table-cell>
          <table:table-cell table:style-name="ce49" office:value-type="float" office:value="39.9626">
            <text:p>39.9626</text:p>
          </table:table-cell>
          <table:table-cell table:style-name="ce47" table:formula="of:=[.D26]*[.E26]/1000" office:value-type="float" office:value="0.000180295556745835">
            <text:p>0.0001802956</text:p>
          </table:table-cell>
          <table:table-cell table:style-name="ce65" table:formula="of:=[.F26]/[.$F$37]" office:value-type="float" office:value="0.0180295556745835">
            <text:p>0.0180295557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fe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6767410907167">
            <text:p>0.0067674109</text:p>
          </table:table-cell>
          <table:table-cell table:style-name="ce49" office:value-type="float" office:value="55.9349">
            <text:p>55.9349</text:p>
          </table:table-cell>
          <table:table-cell table:style-name="ce47" table:formula="of:=[.D27]*[.E27]/1000" office:value-type="float" office:value="0.000378534452351295">
            <text:p>0.0003785345</text:p>
          </table:table-cell>
          <table:table-cell table:style-name="ce65" table:formula="of:=[.F27]/[.$F$37]" office:value-type="float" office:value="0.0378534452351295">
            <text:p>0.0378534452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fe3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6767410907167">
            <text:p>0.0067674109</text:p>
          </table:table-cell>
          <table:table-cell table:style-name="ce49" office:value-type="float" office:value="55.9349">
            <text:p>55.9349</text:p>
          </table:table-cell>
          <table:table-cell table:style-name="ce47" table:formula="of:=[.D28]*[.E28]/1000" office:value-type="float" office:value="0.000378534452351295">
            <text:p>0.0003785345</text:p>
          </table:table-cell>
          <table:table-cell table:style-name="ce65" table:formula="of:=[.F28]/[.$F$37]" office:value-type="float" office:value="0.0378534452351295">
            <text:p>0.0378534452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cu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00773818096311">
            <text:p>0.0030077382</text:p>
          </table:table-cell>
          <table:table-cell table:style-name="ce49" office:value-type="float" office:value="63.546">
            <text:p>63.546</text:p>
          </table:table-cell>
          <table:table-cell table:style-name="ce47" table:formula="of:=[.D29]*[.E29]/1000" office:value-type="float" office:value="0.000191129730447482">
            <text:p>0.0001911297</text:p>
          </table:table-cell>
          <table:table-cell table:style-name="ce65" table:formula="of:=[.F29]/[.$F$37]" office:value-type="float" office:value="0.0191129730447482">
            <text:p>0.019112973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mn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00773818096311">
            <text:p>0.0030077382</text:p>
          </table:table-cell>
          <table:table-cell table:style-name="ce49" office:value-type="float" office:value="54.938">
            <text:p>54.938</text:p>
          </table:table-cell>
          <table:table-cell table:style-name="ce47" table:formula="of:=[.D30]*[.E30]/1000" office:value-type="float" office:value="0.000165239120185751">
            <text:p>0.0001652391</text:p>
          </table:table-cell>
          <table:table-cell table:style-name="ce65" table:formula="of:=[.F30]/[.$F$37]" office:value-type="float" office:value="0.0165239120185751">
            <text:p>0.016523912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mobd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00773818096311">
            <text:p>0.0030077382</text:p>
          </table:table-cell>
          <table:table-cell table:style-name="ce49" office:value-type="float" office:value="159.94">
            <text:p>159.94</text:p>
          </table:table-cell>
          <table:table-cell table:style-name="ce47" table:formula="of:=[.D31]*[.E31]/1000" office:value-type="float" office:value="0.00048105764466324">
            <text:p>0.0004810576</text:p>
          </table:table-cell>
          <table:table-cell table:style-name="ce65" table:formula="of:=[.F31]/[.$F$37]" office:value-type="float" office:value="0.048105764466324">
            <text:p>0.0481057645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cobalt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00773818096311">
            <text:p>0.0030077382</text:p>
          </table:table-cell>
          <table:table-cell table:style-name="ce49" office:value-type="float" office:value="58.9332">
            <text:p>58.9332</text:p>
          </table:table-cell>
          <table:table-cell table:style-name="ce47" table:formula="of:=[.D32]*[.E32]/1000" office:value-type="float" office:value="0.000177255635766335">
            <text:p>0.0001772556</text:p>
          </table:table-cell>
          <table:table-cell table:style-name="ce65" table:formula="of:=[.F32]/[.$F$37]" office:value-type="float" office:value="0.0177255635766335">
            <text:p>0.0177255636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zn2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00773818096311">
            <text:p>0.0030077382</text:p>
          </table:table-cell>
          <table:table-cell table:style-name="ce49" office:value-type="float" office:value="63.9291">
            <text:p>63.9291</text:p>
          </table:table-cell>
          <table:table-cell table:style-name="ce47" table:formula="of:=[.D33]*[.E33]/1000" office:value-type="float" office:value="0.000192281994944609">
            <text:p>0.000192282</text:p>
          </table:table-cell>
          <table:table-cell table:style-name="ce65" table:formula="of:=[.F33]/[.$F$37]" office:value-type="float" office:value="0.0192281994944609">
            <text:p>0.0192281995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cl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451160727144466">
            <text:p>0.0045116073</text:p>
          </table:table-cell>
          <table:table-cell table:style-name="ce49" office:value-type="float" office:value="34.9689">
            <text:p>34.9689</text:p>
          </table:table-cell>
          <table:table-cell table:style-name="ce47" table:formula="of:=[.D34]*[.E34]/1000" office:value-type="float" office:value="0.000157765943514421">
            <text:p>0.0001577659</text:p>
          </table:table-cell>
          <table:table-cell table:style-name="ce65" table:formula="of:=[.F34]/[.$F$37]" office:value-type="float" office:value="0.0157765943514421">
            <text:p>0.0157765944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so4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75967272620389">
            <text:p>0.0037596727</text:p>
          </table:table-cell>
          <table:table-cell table:style-name="ce49" office:value-type="float" office:value="96.062">
            <text:p>96.062</text:p>
          </table:table-cell>
          <table:table-cell table:style-name="ce47" table:formula="of:=[.D35]*[.E35]/1000" office:value-type="float" office:value="0.000361161681424598">
            <text:p>0.0003611617</text:p>
          </table:table-cell>
          <table:table-cell table:style-name="ce65" table:formula="of:=[.F35]/[.$F$37]" office:value-type="float" office:value="0.0361161681424598">
            <text:p>0.0361161681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>
            <text:p>pi</text:p>
          </table:table-cell>
          <table:table-cell table:style-name="ce49" office:value-type="string">
            <text:p>cytoplasm</text:p>
          </table:table-cell>
          <table:table-cell table:style-name="ce49" office:value-type="float" office:value="0.00375967272620389">
            <text:p>0.0037596727</text:p>
          </table:table-cell>
          <table:table-cell table:style-name="ce49" office:value-type="float" office:value="95.978">
            <text:p>95.978</text:p>
          </table:table-cell>
          <table:table-cell table:style-name="ce47" table:formula="of:=[.D36]*[.E36]/1000" office:value-type="float" office:value="0.000360845868915596">
            <text:p>0.0003608459</text:p>
          </table:table-cell>
          <table:table-cell table:style-name="ce65" table:formula="of:=[.F36]/[.$F$37]" office:value-type="float" office:value="0.0360845868915596">
            <text:p>0.0360845869</text:p>
          </table:table-cell>
          <table:table-cell table:number-columns-repeated="1017"/>
        </table:table-row>
        <table:table-row table:style-name="ro1">
          <table:table-cell/>
          <table:table-cell table:style-name="ce35" office:value-type="string" table:number-columns-spanned="4" table:number-rows-spanned="1">
            <text:p>Total</text:p>
          </table:table-cell>
          <table:covered-table-cell table:number-columns-repeated="3"/>
          <table:table-cell table:style-name="ce61" table:formula="of:=SUM([.F23:.F36])" office:value-type="float" office:value="0.01">
            <text:p>0.01</text:p>
          </table:table-cell>
          <table:table-cell table:style-name="ce67" table:formula="of:=SUM([.G23:.G36])"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SHARED_FORMULA_18_31_18_31_1" table:base-cell-address="$'Calculated Mass Fractions'.$S$32" table:cell-range-address=".Q32"/>
        <table:named-range table:name="SHARED_FORMULA_18_37_18_37_1" table:base-cell-address="$'Calculated Mass Fractions'.$S$38" table:cell-range-address=".Q38"/>
        <table:named-range table:name="SHARED_FORMULA_18_48_18_48_1" table:base-cell-address="$'Calculated Mass Fractions'.$S$49" table:cell-range-address=".Q49"/>
        <table:named-range table:name="SHARED_FORMULA_5_35_5_35_1" table:base-cell-address="$'Calculated Mass Fractions'.$F$36" table:cell-range-address=".X36"/>
        <table:named-range table:name="SHARED_FORMULA_5_3_5_3_1" table:base-cell-address="$'Calculated Mass Fractions'.$F$4" table:cell-range-address=".X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scientific-number number:decimal-places="3" number:min-integer-digits="1" number:min-exponent-digits="2"/>
    </number:number-style>
    <number:number-style style:name="N148">
      <number:scientific-number number:decimal-places="4" number:min-integer-digits="1" number:min-exponent-digits="2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0" number:min-integer-digits="5"/>
    </number:number-style>
    <number:number-style style:name="N158">
      <number:number number:decimal-places="4" number:min-integer-digits="1"/>
    </number:number-style>
    <number:number-style style:name="N159">
      <number:number number:decimal-places="5" number:min-integer-digits="1"/>
    </number:number-style>
    <number:number-style style:name="N160">
      <number:number number:decimal-places="7" number:min-integer-digits="1"/>
    </number:number-style>
    <number:percentage-style style:name="N161">
      <number:number number:decimal-places="1" number:min-integer-digits="1"/>
      <number:text>%</number:text>
    </number:percentage-style>
    <number:number-style style:name="N162">
      <number:number number:decimal-places="3" number:min-integer-digits="1"/>
    </number:number-style>
    <number:number-style style:name="N163">
      <number:number number:decimal-places="6" number:min-integer-digits="1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 </number:text>
      <number:number number: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integer-digits="1" number:grouping="true"/>
      <number:text>)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$</number:text>
      <number:number number: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scientific-number number:decimal-places="1" number:min-integer-digits="3" number:min-exponent-digits="1"/>
    </number:number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On</number:text>
    </number:number-style>
    <number:number-style style:name="N175P1" style:volatile="true">
      <number:text>On</number:text>
    </number:number-style>
    <number:number-style style:name="N175">
      <number:text>Off</number:text>
      <style:map style:condition="value()&gt;0" style:apply-style-name="N175P0"/>
      <style:map style:condition="value()&lt;0" style:apply-style-name="N175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9P0"/>
    </number:number-style>
    <number:number-style style:name="N5140P0" style:volatile="true" number:language="en" number:country="US">
      <number:number number:decimal-places="2" number:min-integer-digits="1" number:grouping="true"/>
      <number:text> </number:text>
    </number:number-style>
    <number:number-style style:name="N5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40P0"/>
    </number:number-style>
    <number:currency-style style:name="N5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1P0"/>
    </number:currency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42P0"/>
    </number:currency-style>
    <number:currency-style style:name="N5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3P0"/>
    </number:currency-style>
    <number:currency-style style:name="N5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4P0"/>
    </number:currency-style>
    <number:date-style style:name="N514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5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ek </meta:initial-creator>
    <meta:creation-date>2014-04-09T13:15:11</meta:creation-date>
    <dc:date>2014-04-11T09:58:40</dc:date>
    <dc:creator>derek </dc:creator>
    <meta:editing-duration>PT12H19M21S</meta:editing-duration>
    <meta:editing-cycles>36</meta:editing-cycles>
    <meta:generator>LibreOffice/3.5$Linux_X86_64 LibreOffice_project/350m1$Build-2</meta:generator>
    <meta:document-statistic meta:table-count="8" meta:cell-count="1449" meta:object-count="0"/>
  </office:meta>
</office:document-meta>
</file>